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7" style:family="table">
      <style:table-properties style:width="17cm" fo:margin-top="0cm" fo:margin-bottom="0cm" table:align="margins"/>
    </style:style>
    <style:style style:name="Tabelle17.A" style:family="table-column">
      <style:table-column-properties style:column-width="17cm" style:rel-column-width="65535*"/>
    </style:style>
    <style:style style:name="Tabelle17.A1" style:family="table-cell">
      <style:table-cell-properties style:vertical-align="" fo:background-color="#e6e6e6" fo:padding="0.199cm" fo:border="0.05pt solid #000000">
        <style:background-image/>
      </style:table-cell-properties>
    </style:style>
    <style:style style:name="Tabelle1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6" style:family="table">
      <style:table-properties style:width="17cm" fo:margin-top="0cm" fo:margin-bottom="0cm" table:align="margins"/>
    </style:style>
    <style:style style:name="Tabelle26.A" style:family="table-column">
      <style:table-column-properties style:column-width="17cm" style:rel-column-width="65535*"/>
    </style:style>
    <style:style style:name="Tabelle26.A1" style:family="table-cell">
      <style:table-cell-properties style:vertical-align="" fo:background-color="#e6e6e6" fo:padding="0.199cm" fo:border="0.05pt solid #000000">
        <style:background-image/>
      </style:table-cell-properties>
    </style:style>
    <style:style style:name="Tabelle2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7" style:family="table">
      <style:table-properties style:width="17cm" fo:margin-top="0cm" fo:margin-bottom="0cm" table:align="margins"/>
    </style:style>
    <style:style style:name="Tabelle27.A" style:family="table-column">
      <style:table-column-properties style:column-width="17cm" style:rel-column-width="65535*"/>
    </style:style>
    <style:style style:name="Tabelle27.A1" style:family="table-cell">
      <style:table-cell-properties style:vertical-align="" fo:background-color="#e6e6e6" fo:padding="0.199cm" fo:border="0.05pt solid #000000">
        <style:background-image/>
      </style:table-cell-properties>
    </style:style>
    <style:style style:name="Tabelle2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7cm" fo:margin-top="0cm" fo:margin-bottom="0cm" table:align="margins"/>
    </style:style>
    <style:style style:name="Tabelle28.A" style:family="table-column">
      <style:table-column-properties style:column-width="17cm" style:rel-column-width="65535*"/>
    </style:style>
    <style:style style:name="Tabelle28.A1" style:family="table-cell">
      <style:table-cell-properties style:vertical-align="" fo:background-color="#e6e6e6" fo:padding="0.199cm" fo:border="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9cm" style:rel-column-width="13334*"/>
    </style:style>
    <style:style style:name="Tabelle10.B" style:family="table-column">
      <style:table-column-properties style:column-width="2.993cm" style:rel-column-width="11539*"/>
    </style:style>
    <style:style style:name="Tabelle10.C" style:family="table-column">
      <style:table-column-properties style:column-width="10.548cm" style:rel-column-width="40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1cm" style:rel-column-width="13531*"/>
    </style:style>
    <style:style style:name="Tabelle15.B" style:family="table-column">
      <style:table-column-properties style:column-width="4.346cm" style:rel-column-width="16754*"/>
    </style:style>
    <style:style style:name="Tabelle15.C" style:family="table-column">
      <style:table-column-properties style:column-width="9.144cm" style:rel-column-width="3525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Text_20_body">
      <style:text-properties fo:color="#000000"/>
    </style:style>
    <style:style style:name="P18"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background-color="transparent"/>
    </style:style>
    <style:style style:name="P23" style:family="paragraph" style:parent-style-name="Frame_20_contents">
      <style:text-properties fo:color="#000000"/>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fo:color="#000000"/>
    </style:style>
    <style:style style:name="P28" style:family="paragraph" style:parent-style-name="Frame_20_contents">
      <style:paragraph-properties fo:line-height="0.6cm" fo:background-color="transparent">
        <style:tab-stops/>
        <style:background-image/>
      </style:paragraph-properties>
      <style:text-properties fo:color="#000000"/>
    </style:style>
    <style:style style:name="P29" style:family="paragraph" style:parent-style-name="Standard">
      <style:paragraph-properties fo:text-align="start" style:justify-single-word="false" fo:break-before="page"/>
      <style:text-properties fo:color="#000000" fo:font-size="6pt" style:font-size-asian="6pt" style:font-size-complex="6pt"/>
    </style:style>
    <style:style style:name="P30" style:family="paragraph" style:parent-style-name="Text_20_body">
      <style:paragraph-properties fo:margin-left="0.27cm" fo:margin-right="0.002cm" fo:text-indent="0cm" style:auto-text-indent="false"/>
    </style:style>
    <style:style style:name="P31" style:family="paragraph" style:parent-style-name="Text_20_body">
      <style:paragraph-properties fo:margin-left="0.27cm" fo:margin-right="0.002cm" fo:text-indent="0cm" style:auto-text-indent="false"/>
      <style:text-properties fo:color="#000000"/>
    </style:style>
    <style:style style:name="P32"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33"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34"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5"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6"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37" style:family="paragraph" style:parent-style-name="Text_20_body">
      <style:paragraph-properties fo:margin-left="0.277cm" fo:margin-right="0.005cm" fo:text-indent="0cm" style:auto-text-indent="false"/>
    </style:style>
    <style:style style:name="P38" style:family="paragraph" style:parent-style-name="Text_20_body">
      <style:paragraph-properties fo:margin-left="0.295cm" fo:margin-right="-0.007cm" fo:text-indent="0cm" style:auto-text-indent="false"/>
    </style:style>
    <style:style style:name="P39"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0"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1" style:family="paragraph" style:parent-style-name="Text_20_body">
      <style:paragraph-properties fo:margin-left="0.29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2" style:family="paragraph" style:parent-style-name="Text_20_body">
      <style:paragraph-properties fo:margin-left="0.28cm" fo:margin-right="0.011cm" fo:text-indent="0cm" style:auto-text-indent="false"/>
    </style:style>
    <style:style style:name="P43"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4"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5"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46" style:family="paragraph" style:parent-style-name="Text_20_body">
      <style:paragraph-properties fo:margin-left="0.265cm" fo:margin-right="-0.007cm" fo:text-indent="0cm" style:auto-text-indent="false"/>
    </style:style>
    <style:style style:name="P47" style:family="paragraph" style:parent-style-name="Text_20_body">
      <style:paragraph-properties fo:margin-left="0.265cm" fo:margin-right="-0.007cm" fo:text-indent="0cm" style:auto-text-indent="false"/>
      <style:text-properties fo:color="#000000"/>
    </style:style>
    <style:style style:name="P48"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49"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0"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1"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style:font-name="Times New Roman" fo:font-size="12pt" style:font-size-asian="12pt" style:font-size-complex="12pt"/>
    </style:style>
    <style:style style:name="P55"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56"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57" style:family="paragraph" style:parent-style-name="Text_20_body">
      <style:text-properties fo:color="#000000"/>
    </style:style>
    <style:style style:name="P58"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59" style:family="paragraph" style:parent-style-name="Heading_20_1">
      <style:text-properties fo:color="#000000"/>
    </style:style>
    <style:style style:name="P60" style:family="paragraph" style:parent-style-name="Heading_20_1">
      <style:paragraph-properties>
        <style:tab-stops>
          <style:tab-stop style:position="0.27cm"/>
        </style:tab-stops>
      </style:paragraph-properties>
    </style:style>
    <style:style style:name="P61" style:family="paragraph" style:parent-style-name="Heading_20_1" style:master-page-name="Handbuchseite">
      <style:paragraph-properties style:page-number="1"/>
    </style:style>
    <style:style style:name="P62" style:family="paragraph" style:parent-style-name="Heading_20_3">
      <style:text-properties fo:color="#000000"/>
    </style:style>
    <style:style style:name="P63" style:family="paragraph" style:parent-style-name="Heading_20_3">
      <style:paragraph-properties fo:margin-left="1.905cm" fo:margin-right="0cm" fo:text-indent="-1.27cm" style:auto-text-indent="false">
        <style:tab-stops/>
      </style:paragraph-properties>
      <style:text-properties fo:color="#000000"/>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3.0</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3.0: API <text:span text:style-name="T16">Reference</text:span></text:p>
      <text:p text:style-name="P11"/>
      <text:p text:style-name="P12">Copyright © Thomas Schmidt <text:s/>&lt;t.schmidt.p1 <text:span text:style-name="T17">at</text:span> freenet.de&gt;, 2012</text:p>
      <text:p text:style-name="P12">Last <text:span text:style-name="T16">changed</text:span>: 07.07.2012</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4"><text:span text:style-name="T10">Beckhoff</text:span><text:span text:style-name="T9">® and TwinCAT® are registered trademarks of</text:span><text:span text:style-name="T10"> <text:s/>Beckhoff Aut</text:span><text:span text:style-name="T9">omation GmbH.</text:span></text:p>
      <text:p text:style-name="P29"/>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64">1. <text:s/>Introduction<text:tab/>1</text:p>
          <text:p text:style-name="P64">2. <text:s/>Instancing the Web Service Client<text:tab/>2</text:p>
          <text:p text:style-name="P65"><text:s text:c="3"/>Parameters (Type, Required, Default)<text:tab/>3</text:p>
          <text:p text:style-name="P65"><text:s text:c="3"/>Instance Properties (Type, Default)<text:tab/>4</text:p>
          <text:p text:style-name="P65"><text:s text:c="3"/>Special Methods<text:tab/>4</text:p>
          <text:p text:style-name="P64">3. <text:s/>ReadReq and WriteReq<text:tab/>5</text:p>
          <text:p text:style-name="P66"><text:s text:c="2"/>3.1 Read Request<text:tab/>5</text:p>
          <text:p text:style-name="P65"><text:s text:c="3"/>Parameters (Type, Required, Default)<text:tab/>7</text:p>
          <text:p text:style-name="P65"><text:s text:c="3"/>Item Parameters (Type, Required, Default)<text:tab/>8</text:p>
          <text:p text:style-name="P66"><text:s text:c="2"/>3.2 Write Request<text:tab/>9</text:p>
          <text:p text:style-name="P65"><text:s text:c="3"/>Parameters (Type, Required, Default)<text:tab/>10</text:p>
          <text:p text:style-name="P65"><text:s text:c="3"/>Item Parameters (Type, Required, Default)<text:tab/>10</text:p>
          <text:p text:style-name="P64">4. <text:s/>SumReadRequest<text:tab/>11</text:p>
          <text:p text:style-name="P65"><text:s text:c="3"/>Parameters (Type, Required, Default)<text:tab/>12</text:p>
          <text:p text:style-name="P65"><text:s text:c="3"/>Item Parameters (Type, Required, Default)<text:tab/>13</text:p>
          <text:p text:style-name="P65"><text:s text:c="3"/>Type Dependent Parameters (Type, Required, Default)<text:tab/>14</text:p>
          <text:p text:style-name="P64">5. <text:s/>Type Dependent Requests<text:tab/>15</text:p>
          <text:p text:style-name="P66"><text:s text:c="2"/>5.1 Read Requests<text:tab/>15</text:p>
          <text:p text:style-name="P65"><text:s text:c="3"/>Supported Data Types<text:tab/>17</text:p>
          <text:p text:style-name="P65"><text:s text:c="3"/>Common Parameters (Type, Required, Default)<text:tab/>18</text:p>
          <text:p text:style-name="P65"><text:s text:c="3"/>Type Dependent Parameters (Type, Required, Default)<text:tab/>19</text:p>
          <text:p text:style-name="P66"><text:s text:c="2"/>5.2 Write Requests<text:tab/>20</text:p>
          <text:p text:style-name="P65"><text:s text:c="3"/>Supported Data Types<text:tab/>21</text:p>
          <text:p text:style-name="P65"><text:s text:c="3"/>Common Parameters (Type, Required, Default)<text:tab/>22</text:p>
          <text:p text:style-name="P65"><text:s text:c="3"/>Type Dependent Parameters (Type, Required, Default)<text:tab/>22</text:p>
          <text:p text:style-name="P64">6. <text:s/>Arrays<text:tab/>23</text:p>
          <text:p text:style-name="P66"><text:s text:c="2"/>6.1 Read Requests<text:tab/>23</text:p>
          <text:p text:style-name="P65"><text:s text:c="3"/>Supported Data Types<text:tab/>24</text:p>
          <text:p text:style-name="P65"><text:s text:c="3"/>Common Parameters (Type, Required, Default)<text:tab/>26</text:p>
          <text:p text:style-name="P65"><text:s text:c="3"/>Type Dependent Parameters (Type, Required, Default)<text:tab/>27</text:p>
          <text:p text:style-name="P66"><text:s text:c="2"/>6.2 Write Requests<text:tab/>28</text:p>
          <text:p text:style-name="P65"><text:s text:c="3"/>Supported Data Types<text:tab/>29</text:p>
          <text:p text:style-name="P65"><text:soft-page-break/><text:s text:c="3"/>Common Parameters (Type, Required, Default)<text:tab/>30</text:p>
          <text:p text:style-name="P65"><text:s text:c="3"/>Type Dependent Parameters (Type, Required, Default)<text:tab/>31</text:p>
          <text:p text:style-name="P64">7. <text:s/>Structures<text:tab/>32</text:p>
          <text:p text:style-name="P66"><text:s text:c="2"/>7.1 Read Request<text:tab/>33</text:p>
          <text:p text:style-name="P65"><text:s text:c="3"/>Parameters (Type, Required, Default)<text:tab/>36</text:p>
          <text:p text:style-name="P66"><text:s text:c="2"/>7.2 Write Request<text:tab/>37</text:p>
          <text:p text:style-name="P65"><text:s text:c="3"/>Parameters (Type, Required, Default)<text:tab/>38</text:p>
          <text:p text:style-name="P64">8. <text:s/>Arrays Of Structures<text:tab/>39</text:p>
          <text:p text:style-name="P66"><text:s text:c="2"/>8.1 Read Request<text:tab/>39</text:p>
          <text:p text:style-name="P65"><text:s text:c="3"/>Parameters (Type, Required, Default)<text:tab/>40</text:p>
          <text:p text:style-name="P66"><text:s text:c="2"/>8.2 Write Request<text:tab/>41</text:p>
          <text:p text:style-name="P65"><text:s text:c="3"/>Parameters (Type, Required, Default)<text:tab/>43</text:p>
          <text:p text:style-name="P64">9. <text:s/>Type Dependent Parameters<text:tab/>45</text:p>
          <text:p text:style-name="P66"><text:s text:c="2"/>9.1 REAL and LREAL<text:tab/>45</text:p>
          <text:p text:style-name="P66"><text:s text:c="2"/>9.2 STRING<text:tab/>46</text:p>
          <text:p text:style-name="P66"><text:s text:c="2"/>9.3 TIME<text:tab/>48</text:p>
          <text:p text:style-name="P65"><text:s text:c="3"/>Formatting Instructions<text:tab/>50</text:p>
          <text:p text:style-name="P66"><text:s text:c="2"/>9.4 TOD, DT and DATE<text:tab/>51</text:p>
          <text:p text:style-name="P65"><text:s text:c="3"/>Formatting Instructions<text:tab/>53</text:p>
          <text:p text:style-name="P64">10. <text:s/>Debugging<text:tab/>54</text:p>
          <text:p text:style-name="P64">11. <text:s/>Tips &amp; Tricks<text:tab/>55</text:p>
        </text:index-body>
      </text:table-of-content>
      <text:p text:style-name="P13"/>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 but without using handles. Therefore you have reload the browser window if the PLC program has changed.</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7">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7">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7"><draw:frame draw:style-name="fr2" draw:name="Rahmen3" text:anchor-type="paragraph" svg:x="0.025cm" svg:y="0.467cm" svg:width="16.992cm" draw:z-index="2"><draw:text-box fo:min-height="4.311cm"><text:p text:style-name="Frame_20_contents"/><text:p text:style-name="P23"><text:tab/>var PLC = TAME.WebServiceClient.createClient({</text:p><text:p text:style-name="P23"><text:s text:c="8"/><text:tab/><text:tab/>serviceURL: "http://192.168.1.2/TcAdsWebService/TcAdsWebService.dll",</text:p><text:p text:style-name="P23"><text:s text:c="8"/><text:tab/><text:tab/>amsNetId: "192.168.1.2.1.1"</text:p><text:p text:style-name="P23"><text:s/><text:tab/>});</text:p><text:p text:style-name="P23"/></draw:text-box></draw:frame></text:p>
      <text:p text:style-name="P17"/>
      <text:p text:style-name="P17">Here is an example using all parameters :</text:p>
      <text:p text:style-name="P17"><draw:frame draw:style-name="fr3" draw:name="Rahmen2" text:anchor-type="paragraph" svg:width="16.828cm" draw:z-index="1"><draw:text-box fo:min-height="6.378cm"><text:p text:style-name="P23"/><text:p text:style-name="P23"><text:tab/>var PLC = TAME.WebServiceClient.createClient({</text:p><text:p text:style-name="P23"><text:s text:c="8"/><text:tab/><text:tab/>serviceURL: "http://192.168.1.2/TcAdsWebService/TcAdsWebService.dll",</text:p><text:p text:style-name="P23"><text:s text:c="8"/><text:tab/><text:tab/>amsNetId: "192.168.1.2.1.1",</text:p><text:p text:style-name="P23"><text:s text:c="7"/><text:tab/><text:tab/>amsPort: "802",</text:p><text:p text:style-name="P23"><text:s text:c="8"/><text:tab/><text:tab/>dataAlign4: true,</text:p><text:p text:style-name="P23"><text:tab/><text:tab/>language: en</text:p><text:p text:style-name="P23"><text:s/><text:tab/>});</text:p><text:p text:style-name="P23"/></draw:text-box></draw:frame></text:p>
      <text:p text:style-name="P17">Most likely you will use a global variable for this, as you access the client from various functions.</text:p>
      <text:p text:style-name="P17">After instancing the WebServiceClient you have an object („PLC“ in the above examples) wich provides the methods for sending read and write requests to the ADS WebService. They<text:span text:style-name="T9"> are described in the following chapters.</text:span></text:p>
      <text:p text:style-name="P18"/>
      <text:p text:style-name="P18"/>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2">serviceUrl </text:span><text:span text:style-name="T3">(string, required, undefined)</text:span></text:p>
            <text:p text:style-name="P37">The URL of the TcAdsWebservice.dll.</text:p>
          </table:table-cell>
        </table:table-row>
        <table:table-row>
          <table:table-cell table:style-name="Tabelle1.A2" office:value-type="string">
            <text:p text:style-name="Text_20_body"><text:span text:style-name="T8">amsNetId </text:span><text:span text:style-name="T12">(s</text:span>tring, required, undefined)</text:p>
            <text:p text:style-name="P37">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37">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37">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37">Set the language for names of days and months. This option is used for the formatted output of dates.</text:p>
          </table:table-cell>
        </table:table-row>
        <table:table-row>
          <table:table-cell table:style-name="Tabelle1.A2" office:value-type="string">
            <text:p text:style-name="Text_20_body"><text:span text:style-name="T8">dontReadUpload</text:span><text:span text:style-name="T12"> (boolean</text:span>, optional, undefined<text:span text:style-name="T12">)</text:span></text:p>
            <text:p text:style-name="P37">The Upload is used to build the internal symbol table for the access to PLC variables by name. If this option is set to „true“ variables can not be accessed by name. <text:span text:style-name="T8">Intended for testing purposes only.</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2"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dateNames </text:span><text:span text:style-name="T3">(object)</text:span></text:p>
            <text:p text:style-name="P32">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StringLen </text:span><text:span text:style-name="T12">(number, 255)</text:span></text:p>
            <text:p text:style-name="P34">The maximum length of strings.</text:p>
          </table:table-cell>
        </table:table-row>
        <table:table-row>
          <table:table-cell table:style-name="Tabelle25.A2" office:value-type="string">
            <text:p text:style-name="Text_20_body"><text:span text:style-name="T8">maxDropReq </text:span><text:span text:style-name="T12">(number, 10)</text:span></text:p>
            <text:p text:style-name="P35">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8">useCheckBounds </text:span><text:span text:style-name="T12">(boolean, true)</text:span></text:p>
            <text:p text:style-name="P35">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8"/>
      <text:p text:style-name="P18"/>
      <text:h text:style-name="P62" text:outline-level="3">Special Methods</text:h>
      <table:table table:name="Tabelle30" table:style-name="Tabelle30">
        <table:table-column table:style-name="Tabelle30.A"/>
        <table:table-row>
          <table:table-cell table:style-name="Tabelle30.A1" office:value-type="string">
            <text:p text:style-name="Text_20_body"><text:span text:style-name="T8">logSymbols</text:span></text:p>
            <text:p text:style-name="P35"><text:span text:style-name="T1">With this method you can output the internal symbol table to the JavaScript console of your browser.</text:span></text:p>
          </table:table-cell>
        </table:table-row>
      </table:table>
      <text:p text:style-name="P18"/>
      <text:p text:style-name="P18"/>
      <text:p text:style-name="P18"/>
      <text:p text:style-name="P18"/>
      <text:p text:style-name="P18"/>
      <text:p text:style-name="P18"/>
      <text:p text:style-name="P18"/>
      <text:p text:style-name="P18"/>
      <text:p text:style-name="P18"/>
      <text:h text:style-name="P59" text:outline-level="1"><text:soft-page-break/>ReadReq and WriteReq</text:h>
      <text:p text:style-name="P17"/>
      <text:p text:style-name="P17">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But there is an disadvantage: If you want to read or write multiple PLC variables they have to be set to fixed addresses. Therefore <text:span text:style-name="T12">I recommend to </text:span><text:span text:style-name="T8">use the new SumReadRequest for reading multiple variables (chapter 4), </text:span><text:span text:style-name="T12">although it uses significantly more resources.</text:span> Unfortunately I have no SumWriteRequest implemented yet and this type is only supported by TwinCat 2.11 and higher. So there is currently no other way then using the WriteRequest with fixed addresses for writing multiple variables.</text:p>
      <text:h text:style-name="Heading_20_2" text:outline-level="2">3.1 Read Request</text:h>
      <text:p text:style-name="P17">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7"><draw:frame draw:style-name="fr2" draw:name="Rahmen4" text:anchor-type="paragraph" svg:x="0.023cm" svg:y="0.305cm" svg:width="16.956cm" draw:z-index="44"><draw:text-box fo:min-height="12.056cm"><text:p text:style-name="P23"/><text:p text:style-name="P23"><text:tab/>PLC.readReq({</text:p><text:p text:style-name="P23"><text:s text:c="12"/><text:tab/>addr: "%MB53",</text:p><text:p text:style-name="P23"><text:tab/><text:tab/>seq: true,</text:p><text:p text:style-name="P23"><text:s text:c="12"/><text:tab/><text:tab/>items: [{</text:p><text:p text:style-name="P23"><text:s text:c="20"/><text:tab/><text:tab/><text:tab/>type: "INT",</text:p><text:p text:style-name="P23"><text:tab/><text:tab/><text:tab/><text:tab/>jvar: "myVar1",</text:p><text:p text:style-name="P23"><text:s text:c="16"/><text:tab/><text:tab/>},{</text:p><text:p text:style-name="P23"><text:s text:c="20"/><text:tab/><text:tab/><text:tab/>type: "BOOL",</text:p><text:p text:style-name="P23"><text:tab/><text:tab/><text:tab/><text:tab/>jvar: "myVar2"</text:p><text:p text:style-name="P23"><text:s text:c="16"/><text:tab/><text:tab/>},{</text:p><text:p text:style-name="P23"><text:s text:c="20"/><text:tab/><text:tab/><text:tab/>type: "BOOL",</text:p><text:p text:style-name="P23"><text:tab/><text:tab/><text:tab/><text:tab/>jvar: "myVar3"</text:p><text:p text:style-name="P23"><text:s text:c="16"/><text:tab/><text:tab/>}]</text:p><text:p text:style-name="P23"><text:tab/><text:tab/>}</text:p><text:p text:style-name="P23"><text:tab/>);</text:p></draw:text-box></draw:frame></text:p>
      <text:p text:style-name="P17"/>
      <text:p text:style-name="P17"><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7"/>
      <text:p text:style-name="P17"><draw:frame draw:style-name="fr2" draw:name="Rahmen5" text:anchor-type="paragraph" svg:x="0.023cm" svg:y="-0.037cm" svg:width="16.956cm" draw:z-index="3"><draw:text-box fo:min-height="13.866cm"><text:p text:style-name="P23"/><text:p text:style-name="P23"><text:tab/>PLC.readReq({</text:p><text:p text:style-name="P23"><text:s text:c="12"/><text:tab/>addr: "%MB53",</text:p><text:p text:style-name="P23"><text:s text:c="12"/><text:tab/><text:tab/>items: [{</text:p><text:p text:style-name="P23"><text:s text:c="20"/><text:tab/><text:tab/><text:tab/>addr: 53,</text:p><text:p text:style-name="P23"><text:s text:c="20"/><text:tab/><text:tab/><text:tab/>type: "INT",</text:p><text:p text:style-name="P23"><text:tab/><text:tab/><text:tab/><text:tab/>jvar: "myVar1"</text:p><text:p text:style-name="P23"><text:s text:c="16"/><text:tab/><text:tab/>},{</text:p><text:p text:style-name="P23"><text:s text:c="20"/><text:tab/><text:tab/><text:tab/>addr: 59,</text:p><text:p text:style-name="P23"><text:s text:c="20"/><text:tab/><text:tab/><text:tab/>type: "BOOL",</text:p><text:p text:style-name="P23"><text:tab/><text:tab/><text:tab/><text:tab/>jvar: "myVar2"</text:p><text:p text:style-name="P23"><text:s text:c="16"/><text:tab/><text:tab/>},{</text:p><text:p text:style-name="P23"><text:s text:c="20"/><text:tab/><text:tab/><text:tab/>addr: 60,</text:p><text:p text:style-name="P23"><text:s text:c="20"/><text:tab/><text:tab/><text:tab/>type: "BOOL",</text:p><text:p text:style-name="P23"><text:tab/><text:tab/><text:tab/><text:tab/>jvar: "myVar3"</text:p><text:p text:style-name="P23"><text:s text:c="16"/><text:tab/><text:tab/>}]</text:p><text:p text:style-name="P23"><text:tab/><text:tab/>}</text:p><text:p text:style-name="P23"><text:tab/>);</text:p></draw:text-box></draw:frame>As you can see, the boolean variables are set to „%MB“ addresses. You can't access multiple boolean variables with „%MX“ adresses. I recommend to use the new SumReadRequest for this.</text:p>
      <text:p text:style-name="P17"/>
      <text:p text:style-name="P17"/>
      <text:p text:style-name="P17"/>
      <text:p text:style-name="P17"/>
      <text:p text:style-name="P17"/>
      <text:p text:style-name="P17"/>
      <text:h text:style-name="P62"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19"><text:span text:style-name="T1">addr </text:span><text:span text:style-name="T3">(string, </text:span><text:span text:style-name="T7">required</text:span><text:span text:style-name="T3">, undefined)</text:span></text:p>
            <text:p text:style-name="P31">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30">If this option is set to true all internal used information of the request is written to the console.</text:p>
          </table:table-cell>
        </table:table-row>
        <table:table-row>
          <table:table-cell table:style-name="Tabelle2.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A2" office:value-type="string">
            <text:p text:style-name="Text_20_body"><text:span text:style-name="T8">items</text:span><text:span text:style-name="T12"> (array, required, undefined)</text:span></text:p>
            <text:p text:style-name="P30">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6">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6">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30">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
      <text:h text:style-name="P62" text:outline-level="3"/>
      <text:p text:style-name="P17"/>
      <text:p text:style-name="P17"/>
      <text:p text:style-name="P17"/>
      <text:h text:style-name="P62"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1">The address of the PLC variable.</text:p>
          </table:table-cell>
        </table:table-row>
        <table:table-row>
          <table:table-cell table:style-name="Tabelle3.A2" office:value-type="string">
            <text:p text:style-name="Text_20_body"><text:span text:style-name="T8">type </text:span><text:span text:style-name="T12">(string, required, undefined)</text:span></text:p>
            <text:p text:style-name="P30">The type of the PLC variable. Can also contain a formatting part for some types. Look at chapter 7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30"><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30">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30">An optional string wich can be added to the data. The data value will be converted to a string <text:s/>with the suffix inserted <text:span text:style-name="T8">after</text:span> the value.</text:p>
          </table:table-cell>
        </table:table-row>
      </table:table>
      <text:p text:style-name="P18"/>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7">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7"><draw:frame draw:style-name="fr3" draw:name="Rahmen6" text:anchor-type="paragraph" svg:width="16.956cm" draw:z-index="4"><draw:text-box fo:min-height="13.511cm"><text:p text:style-name="P23"/><text:p text:style-name="P23"><text:tab/>PLC.writeReq({</text:p><text:p text:style-name="P23"><text:s text:c="12"/><text:tab/>addr: "%MB105",</text:p><text:p text:style-name="P23"><text:s text:c="12"/><text:tab/><text:tab/>items: [{</text:p><text:p text:style-name="P23"><text:s text:c="20"/><text:tab/><text:tab/><text:tab/>type: "REAL",</text:p><text:p text:style-name="P23"><text:tab/><text:tab/><text:tab/><text:tab/>val: 234.12</text:p><text:p text:style-name="P23"><text:s text:c="16"/><text:tab/><text:tab/>},{</text:p><text:p text:style-name="P23"><text:s text:c="20"/><text:tab/><text:tab/><text:tab/>type: "STRING.10",</text:p><text:p text:style-name="P23"><text:tab/><text:tab/><text:tab/><text:tab/>val: "Hello"</text:p><text:p text:style-name="P23"><text:s text:c="16"/><text:tab/><text:tab/>},{</text:p><text:p text:style-name="P23"><text:s text:c="20"/><text:tab/><text:tab/><text:tab/>type: "BOOL",</text:p><text:p text:style-name="P23"><text:tab/><text:tab/><text:tab/><text:tab/>val: myVar3</text:p><text:p text:style-name="P23"><text:s text:c="16"/><text:tab/><text:tab/>},{</text:p><text:p text:style-name="P23"><text:s text:c="20"/><text:tab/><text:tab/><text:tab/>type: "BOOL",</text:p><text:p text:style-name="P23"><text:tab/><text:tab/><text:tab/><text:tab/>val: false</text:p><text:p text:style-name="P23"><text:s text:c="16"/><text:tab/><text:tab/>}]</text:p><text:p text:style-name="P23"><text:tab/><text:tab/>}</text:p><text:p text:style-name="P23"><text:tab/>);</text:p></draw:text-box></draw:frame></text:p>
      <text:p text:style-name="P17">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P62"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1">The start address of the data to be written.</text:p>
          </table:table-cell>
        </table:table-row>
        <table:table-row>
          <table:table-cell table:style-name="Tabelle4.A2" office:value-type="string">
            <text:p text:style-name="Text_20_body"><text:span text:style-name="T8">debug </text:span><text:span text:style-name="T12">(boolean, optional, false)</text:span></text:p>
            <text:p text:style-name="P30">If this option is set to true all internal used information of the request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4.A2" office:value-type="string">
            <text:p text:style-name="Text_20_body"><text:span text:style-name="T8">items</text:span><text:span text:style-name="T12"> (array, required, undefined)</text:span></text:p>
            <text:p text:style-name="P30">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6">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6">A value of milliseconds for delaying the on-complete-function.</text:p>
          </table:table-cell>
        </table:table-row>
      </table:table>
      <text:p text:style-name="P18"/>
      <text:h text:style-name="P62" text:outline-level="3">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30">The type of the PLC variable. Can also contain a formatting part for some types. Look at chapter 7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30"><text:span text:style-name="T12">The value to send to the PLC. </text:span><text:span text:style-name="T3">Can also be specified as a variable (even a local definend one).</text:span></text:p>
          </table:table-cell>
        </table:table-row>
      </table:table>
      <text:h text:style-name="Heading_20_1" text:outline-level="1"><text:soft-page-break/>SumReadRequest</text:h>
      <text:p text:style-name="Text_20_body"/>
      <text:p text:style-name="Text_20_body">The SumReadRequest is one of the new features of TAME 3.<text:span text:style-name="T12"> Your PLC device must have </text:span><text:span text:style-name="T3">TwinCAT V2.10 Build &gt;= 1324 running to use this type of request. Together with the access to variables by name the usage is simple: Just build a list with the names of the required variables. You don't need to specify types or string lenghts, but you can override them manually, i.e. to use INT1DP instead of INT. Time and Date variables accept the „format“-option, REAL and LREAL the „dp“-option. The names of global PLC variables start with a point, then name of local PLC variables with the name of <text:s/>the instance they are defined in. They are case insensitive, „Main.IntVar“ is equal to „MAIN.INTVAR“ (this applies to all requests). Cause the SumRequest is splitted in single ADS calls in the PLC you should not read more then 500 variables with one request.</text:span></text:p>
      <text:p text:style-name="Text_20_body"><draw:frame draw:style-name="fr2" draw:name="Rahmen53" text:anchor-type="paragraph" svg:x="0.023cm" svg:y="0.452cm" svg:width="16.956cm" draw:z-index="47"><draw:text-box fo:min-height="16.163cm"><text:p text:style-name="P23"/><text:p text:style-name="P23"><text:tab/>PLC.sumReadReq({</text:p><text:p text:style-name="P23"><text:s text:c="12"/><text:tab/>items: [{</text:p><text:p text:style-name="P23"><text:s text:c="20"/><text:tab/><text:tab/>name: ".GlobalBoolVar",</text:p><text:p text:style-name="P23"><text:tab/><text:tab/><text:tab/>jvar: "myVar1"</text:p><text:p text:style-name="P23"><text:s text:c="16"/><text:tab/>},{</text:p><text:p text:style-name="P23"><text:s text:c="20"/><text:tab/><text:tab/>name: ".GlobalRealVar",</text:p><text:p text:style-name="P23"><text:tab/><text:tab/><text:tab/>dp: 2, </text:p><text:p text:style-name="P23"><text:tab/><text:tab/><text:tab/>jvar: "myVar2"</text:p><text:p text:style-name="P23"><text:s text:c="16"/><text:tab/>},{</text:p><text:p text:style-name="P23"><text:s text:c="20"/><text:tab/><text:tab/>name: "MAIN.DateVar",</text:p><text:p text:style-name="P23"><text:tab/><text:tab/><text:tab/>format: ''#DD#.#MM#.#YY#, #hh#:#mm",</text:p><text:p text:style-name="P23"><text:tab/><text:tab/><text:tab/>jvar: "myVar3"</text:p><text:p text:style-name="P23"><text:s text:c="16"/><text:tab/>},{</text:p><text:p text:style-name="P23"><text:s text:c="20"/><text:tab/><text:tab/>name: "MAIN.IntVar",</text:p><text:p text:style-name="P23"><text:tab/><text:tab/><text:tab/>type: "INT1DP",</text:p><text:p text:style-name="P23"><text:tab/><text:tab/><text:tab/>jvar: "myVar4"</text:p><text:p text:style-name="P23"><text:s text:c="16"/><text:tab/>},{</text:p><text:p text:style-name="P23"><text:s text:c="20"/><text:tab/><text:tab/>name: ".GlobalStringVar",</text:p><text:p text:style-name="P23"><text:tab/><text:tab/><text:tab/>jvar: "myVarX"</text:p><text:p text:style-name="P23"><text:s text:c="16"/><text:tab/>}</text:p><text:p text:style-name="P23"><text:tab/>});</text:p></draw:text-box></draw:frame></text:p>
      <text:h text:style-name="P62" text:outline-level="3"><text:soft-page-break/>Parameters<text:span text:style-name="T8"> (Type, Required, Default)</text:span></text:h>
      <table:table table:name="Tabelle17" table:style-name="Tabelle17">
        <table:table-column table:style-name="Tabelle17.A"/>
        <table:table-row>
          <table:table-cell table:style-name="Tabelle17.A1" office:value-type="string">
            <text:p text:style-name="Text_20_body"><text:span text:style-name="T8">debug </text:span><text:span text:style-name="T12">(boolean, optional, false)</text:span></text:p>
            <text:p text:style-name="P30">If this option is set to true all internal used information of the request is written to the console.</text:p>
          </table:table-cell>
        </table:table-row>
        <table:table-row>
          <table:table-cell table:style-name="Tabelle17.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7.A2" office:value-type="string">
            <text:p text:style-name="Text_20_body"><text:span text:style-name="T8">items</text:span><text:span text:style-name="T12"> (array, required, undefined)</text:span></text:p>
            <text:p text:style-name="P30">An array of objects containing the allocation of PLC and JavaScript variables (adresses, names and types). </text:p>
          </table:table-cell>
        </table:table-row>
        <table:table-row>
          <table:table-cell table:style-name="Tabelle17.A2" office:value-type="string">
            <text:p text:style-name="Text_20_body"><text:span text:style-name="T8">oc </text:span><text:span text:style-name="T12">(function, optional, undefined)</text:span></text:p>
            <text:p text:style-name="P36">A function wich will be executed after the request has finished sucessfully.</text:p>
          </table:table-cell>
        </table:table-row>
        <table:table-row>
          <table:table-cell table:style-name="Tabelle17.A2" office:value-type="string">
            <text:p text:style-name="Text_20_body"><text:span text:style-name="T8">ocd </text:span><text:span text:style-name="T12">(number, optional, undefined)</text:span></text:p>
            <text:p text:style-name="P36">A value of milliseconds for delaying the on-complete-function.</text:p>
          </table:table-cell>
        </table:table-row>
      </table:table>
      <text:h text:style-name="P62" text:outline-level="3"/>
      <text:p text:style-name="P17"/>
      <text:p text:style-name="P17"/>
      <text:p text:style-name="P17"/>
      <text:p text:style-name="P17"/>
      <text:p text:style-name="P17"/>
      <text:p text:style-name="Text_20_body"/>
      <text:p text:style-name="Text_20_body"/>
      <text:p text:style-name="Text_20_body"/>
      <text:h text:style-name="P62" text:outline-level="3"><text:soft-page-break/>Item Parameters<text:span text:style-name="T8"> (Type, Required, Default)</text:span></text:h>
      <table:table table:name="Tabelle26" table:style-name="Tabelle26">
        <table:table-column table:style-name="Tabelle26.A"/>
        <table:table-row>
          <table:table-cell table:style-name="Tabelle26.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26.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26.A2" office:value-type="string">
            <text:p text:style-name="Text_20_body"><text:span text:style-name="T8">type </text:span><text:span text:style-name="T12">(string, optional, undefined)</text:span></text:p>
            <text:p text:style-name="P30">The type of the PLC variable. Can also contain a formatting part for some types. Look at chapter 8 for more information.<text:span text:style-name="T12">The type is detected automatically, set it only if you know what you are doing.</text:span></text:p>
          </table:table-cell>
        </table:table-row>
        <table:table-row>
          <table:table-cell table:style-name="Tabelle26.A2" office:value-type="string">
            <text:p text:style-name="Text_20_body"><text:span text:style-name="T8">jvar </text:span><text:span text:style-name="T12">(string, required, undefined)</text:span></text:p>
            <text:p text:style-name="P30"><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26.A2" office:value-type="string">
            <text:p text:style-name="Text_20_body"><text:span text:style-name="T8">prefix </text:span><text:span text:style-name="T12">(string, optional, undefined)</text:span></text:p>
            <text:p text:style-name="P30">An optional string wich can be added to the data. The data value will be converted to a string with the prefix inserted <text:span text:style-name="T8">before</text:span> the value.</text:p>
          </table:table-cell>
        </table:table-row>
        <table:table-row>
          <table:table-cell table:style-name="Tabelle26.A2" office:value-type="string">
            <text:p text:style-name="Text_20_body"><text:span text:style-name="T8">suffix </text:span><text:span text:style-name="T12">(string, optional, undefined)</text:span></text:p>
            <text:p text:style-name="P30">An optional string wich can be added to the data. The data value will be converted to a string <text:s/>with the suffix inserted <text:span text:style-name="T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2" text:outline-level="3"><text:soft-page-break/>Type Dependent Parameters<text:span text:style-name="T8"> (Type, Required, Default)</text:span></text:h>
      <table:table table:name="Tabelle27" table:style-name="Tabelle27">
        <table:table-column table:style-name="Tabelle27.A"/>
        <table:table-row>
          <table:table-cell table:style-name="Tabelle27.A1" office:value-type="string">
            <text:p text:style-name="Text_20_body"><text:span text:style-name="T2">dp | decPlaces</text:span><text:span text:style-name="T3"> (number, optional, undefined)</text:span></text:p>
            <text:p text:style-name="P47">For data types REAL and LREAL: The number of decimal places. For issues with converting REAL variables see chapter 9.1.</text:p>
          </table:table-cell>
        </table:table-row>
        <table:table-row>
          <table:table-cell table:style-name="Tabelle27.A2" office:value-type="string">
            <text:p text:style-name="Text_20_body"><text:span text:style-name="T8">format</text:span><text:span text:style-name="T3"> (string, optional, undefined)</text:span></text:p>
            <text:p text:style-name="P46">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27.A2" office:value-type="string">
            <text:p text:style-name="Text_20_body"><text:span text:style-name="T8">strlen</text:span><text:span text:style-name="T3"> (number, optional, undefined)</text:span></text:p>
            <text:p text:style-name="P48">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7">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3"/><text:p text:style-name="P23"><text:tab/>PLC.readBool({</text:p><text:p text:style-name="P23"><text:s text:c="4"/><text:tab/><text:tab/>name: "MAIN.BoolVar",</text:p><text:p text:style-name="P23"><text:tab/><text:tab/>jvar: "myVar"</text:p><text:p text:style-name="P23"><text:s text:c="12"/>});</text:p><text:p text:style-name="P23"/></draw:text-box></draw:frame></text:p>
      <text:p text:style-name="Text_20_body">I have tried to keep the syntax short, so it's no problem to write the commands in a single line:</text:p>
      <text:p text:style-name="P17"><draw:frame draw:style-name="fr3" draw:name="Rahmen7" text:anchor-type="paragraph" svg:width="16.956cm" draw:z-index="6"><draw:text-box fo:min-height="2.224cm"><text:p text:style-name="P23"/><text:p text:style-name="P23"><text:tab/>PLC.readBool({name: "MAIN.BoolVar", jvar: "myVar"});</text:p><text:p text:style-name="P23"/></draw:text-box></draw:frame><draw:frame draw:style-name="fr3" draw:name="Rahmen9" text:anchor-type="paragraph" svg:width="16.956cm" draw:z-index="5"><draw:text-box fo:min-height="2.224cm"><text:p text:style-name="P23"/><text:p text:style-name="P23"><text:tab/>PLC.writeInt({addr: "%MB106", val: 2635});</text:p><text:p text:style-name="P23"/></draw:text-box></draw:frame></text:p>
      <text:p text:style-name="P17">An example of reading a global string variable:</text:p>
      <text:p text:style-name="P17"><draw:frame draw:style-name="fr3" draw:name="Rahmen13" text:anchor-type="paragraph" svg:width="16.956cm" draw:z-index="8"><draw:text-box fo:min-height="4.367cm"><text:p text:style-name="P23"/><text:p text:style-name="P23"><text:tab/>PLC.readString({</text:p><text:p text:style-name="P23"><text:s text:c="4"/><text:tab/><text:tab/>name: ".StringVar",</text:p><text:p text:style-name="P23"><text:tab/><text:tab/>jvar: "myVar"</text:p><text:p text:style-name="P23"><text:s text:c="12"/>});</text:p><text:p text:style-name="P23"/></draw:text-box></draw:frame></text:p>
      <text:p text:style-name="P17"/>
      <text:p text:style-name="P17"/>
      <text:p text:style-name="P17"/>
      <text:p text:style-name="P17"/>
      <text:p text:style-name="P17"><text:soft-page-break/>An example of reading a PLC REAL value with rounding it to 1 decimal place. 100 ms after completing the request an alert window will be opened for displaying the value.</text:p>
      <text:p text:style-name="P17"><draw:frame draw:style-name="fr3" draw:name="Rahmen14" text:anchor-type="paragraph" svg:width="16.956cm" draw:z-index="9"><draw:text-box fo:min-height="4.367cm"><text:p text:style-name="P23"/><text:p text:style-name="P23"><text:tab/>PLC.readReal({</text:p><text:p text:style-name="P23"><text:s text:c="4"/><text:tab/><text:tab/>name: "MAIN.RealVar",</text:p><text:p text:style-name="P23"><text:tab/><text:tab/>dp: 1,</text:p><text:p text:style-name="P23"><text:tab/><text:tab/>jvar: "myVar",</text:p><text:p text:style-name="P23"><text:tab/><text:tab/>ocd: 100,</text:p><text:p text:style-name="P23"><text:tab/><text:tab/>oc: function() {</text:p><text:p text:style-name="P23"><text:tab/><text:tab/><text:tab/>alert("Value: " + myVar);</text:p><text:p text:style-name="P23"><text:tab/><text:tab/>}</text:p><text:p text:style-name="P23"><text:s text:c="12"/>});</text:p><text:p text:style-name="P23"/></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4">PLC Data Type</text:p>
          </table:table-cell>
          <table:table-cell table:style-name="Tabelle18.A1" office:value-type="string">
            <text:p text:style-name="P24">Method</text:p>
          </table:table-cell>
          <table:table-cell table:style-name="Tabelle18.C1" office:value-type="string">
            <text:p text:style-name="P24">Note</text:p>
          </table:table-cell>
        </table:table-row>
        <table:table-row>
          <table:table-cell table:style-name="Tabelle18.A2" office:value-type="string">
            <text:p text:style-name="P25">BOOL</text:p>
          </table:table-cell>
          <table:table-cell table:style-name="Tabelle18.A2" office:value-type="string">
            <text:p text:style-name="P25">readBool</text:p>
          </table:table-cell>
          <table:table-cell table:style-name="Tabelle18.C2" office:value-type="string">
            <text:p text:style-name="P25"/>
          </table:table-cell>
        </table:table-row>
        <table:table-row>
          <table:table-cell table:style-name="Tabelle18.A2" office:value-type="string">
            <text:p text:style-name="P25">BYTE</text:p>
          </table:table-cell>
          <table:table-cell table:style-name="Tabelle18.A2" office:value-type="string">
            <text:p text:style-name="P25">readByte</text:p>
          </table:table-cell>
          <table:table-cell table:style-name="Tabelle18.C2" office:value-type="string">
            <text:p text:style-name="P25">Basically the same as „readUsint“.</text:p>
          </table:table-cell>
        </table:table-row>
        <table:table-row>
          <table:table-cell table:style-name="Tabelle18.A2" office:value-type="string">
            <text:p text:style-name="P25">WORD</text:p>
          </table:table-cell>
          <table:table-cell table:style-name="Tabelle18.A2" office:value-type="string">
            <text:p text:style-name="P25">readWord</text:p>
          </table:table-cell>
          <table:table-cell table:style-name="Tabelle18.C2" office:value-type="string">
            <text:p text:style-name="P25">Basically the same as „readUint“.</text:p>
          </table:table-cell>
        </table:table-row>
        <table:table-row>
          <table:table-cell table:style-name="Tabelle18.A2" office:value-type="string">
            <text:p text:style-name="P25">DWORD</text:p>
          </table:table-cell>
          <table:table-cell table:style-name="Tabelle18.A2" office:value-type="string">
            <text:p text:style-name="P25">readDword</text:p>
          </table:table-cell>
          <table:table-cell table:style-name="Tabelle18.C2" office:value-type="string">
            <text:p text:style-name="P25">Basically the same as „readUdint“.</text:p>
          </table:table-cell>
        </table:table-row>
        <table:table-row>
          <table:table-cell table:style-name="Tabelle18.A2" office:value-type="string">
            <text:p text:style-name="P25">USINT</text:p>
          </table:table-cell>
          <table:table-cell table:style-name="Tabelle18.A2" office:value-type="string">
            <text:p text:style-name="P25">readUsint</text:p>
          </table:table-cell>
          <table:table-cell table:style-name="Tabelle18.C2" office:value-type="string">
            <text:p text:style-name="P25"/>
          </table:table-cell>
        </table:table-row>
        <table:table-row>
          <table:table-cell table:style-name="Tabelle18.A2" office:value-type="string">
            <text:p text:style-name="P25">SINT</text:p>
          </table:table-cell>
          <table:table-cell table:style-name="Tabelle18.A2" office:value-type="string">
            <text:p text:style-name="P25">readSint</text:p>
          </table:table-cell>
          <table:table-cell table:style-name="Tabelle18.C2" office:value-type="string">
            <text:p text:style-name="P25"/>
          </table:table-cell>
        </table:table-row>
        <table:table-row>
          <table:table-cell table:style-name="Tabelle18.A2" office:value-type="string">
            <text:p text:style-name="P25">UINT</text:p>
          </table:table-cell>
          <table:table-cell table:style-name="Tabelle18.A2" office:value-type="string">
            <text:p text:style-name="P25">readUint</text:p>
          </table:table-cell>
          <table:table-cell table:style-name="Tabelle18.C2" office:value-type="string">
            <text:p text:style-name="P25"/>
          </table:table-cell>
        </table:table-row>
        <table:table-row>
          <table:table-cell table:style-name="Tabelle18.A2" office:value-type="string">
            <text:p text:style-name="P25">INT</text:p>
          </table:table-cell>
          <table:table-cell table:style-name="Tabelle18.A2" office:value-type="string">
            <text:p text:style-name="P25">readInt</text:p>
          </table:table-cell>
          <table:table-cell table:style-name="Tabelle18.C2" office:value-type="string">
            <text:p text:style-name="P25"/>
          </table:table-cell>
        </table:table-row>
        <table:table-row>
          <table:table-cell table:style-name="Tabelle18.A2" office:value-type="string">
            <text:p text:style-name="P25">INT</text:p>
          </table:table-cell>
          <table:table-cell table:style-name="Tabelle18.A2" office:value-type="string">
            <text:p text:style-name="P25">readInt1Dp</text:p>
          </table:table-cell>
          <table:table-cell table:style-name="Tabelle18.C2" office:value-type="string">
            <text:p text:style-name="P25">An INT converted to a variable with 1 decimal place,</text:p>
            <text:p text:style-name="P25">i.e. 637 in the PLC is 63.7 in the JavaScript variable.</text:p>
          </table:table-cell>
        </table:table-row>
        <table:table-row>
          <table:table-cell table:style-name="Tabelle18.A2" office:value-type="string">
            <text:p text:style-name="P25">UDINT</text:p>
          </table:table-cell>
          <table:table-cell table:style-name="Tabelle18.A2" office:value-type="string">
            <text:p text:style-name="P25">readUdint</text:p>
          </table:table-cell>
          <table:table-cell table:style-name="Tabelle18.C2" office:value-type="string">
            <text:p text:style-name="P25"/>
          </table:table-cell>
        </table:table-row>
        <table:table-row>
          <table:table-cell table:style-name="Tabelle18.A2" office:value-type="string">
            <text:p text:style-name="P25">DINT</text:p>
          </table:table-cell>
          <table:table-cell table:style-name="Tabelle18.A2" office:value-type="string">
            <text:p text:style-name="P25">readDint</text:p>
          </table:table-cell>
          <table:table-cell table:style-name="Tabelle18.C2" office:value-type="string">
            <text:p text:style-name="P25"/>
          </table:table-cell>
        </table:table-row>
        <table:table-row>
          <table:table-cell table:style-name="Tabelle18.A2" office:value-type="string">
            <text:p text:style-name="P25">TIME</text:p>
          </table:table-cell>
          <table:table-cell table:style-name="Tabelle18.A2" office:value-type="string">
            <text:p text:style-name="P25">readTime</text:p>
          </table:table-cell>
          <table:table-cell table:style-name="Tabelle18.C2" office:value-type="string">
            <text:p text:style-name="P25">With the „format“-parameter set the time value is converted to a formatted string, otherwise the output is a string with a value in milliseconds.</text:p>
          </table:table-cell>
        </table:table-row>
        <table:table-row>
          <table:table-cell table:style-name="Tabelle18.A2" office:value-type="string">
            <text:p text:style-name="P25">TOD</text:p>
          </table:table-cell>
          <table:table-cell table:style-name="Tabelle18.A2" office:value-type="string">
            <text:p text:style-name="P25">readTod</text:p>
          </table:table-cell>
          <table:table-cell table:style-name="Tabelle18.C2" office:value-type="string">
            <text:p text:style-name="P25">With the „format“-parameter set the time value is converted to a formatted string, otherwise the output is a date object.</text:p>
          </table:table-cell>
        </table:table-row>
        <table:table-row>
          <table:table-cell table:style-name="Tabelle18.A2" office:value-type="string">
            <text:p text:style-name="P25">DT</text:p>
          </table:table-cell>
          <table:table-cell table:style-name="Tabelle18.A2" office:value-type="string">
            <text:p text:style-name="P25">readDt</text:p>
          </table:table-cell>
          <table:table-cell table:style-name="Tabelle18.C2" office:value-type="string">
            <text:p text:style-name="P25">With the „format“-parameter set the time value is converted to a formatted string, otherwise the output is a date object.</text:p>
          </table:table-cell>
        </table:table-row>
        <table:table-row>
          <table:table-cell table:style-name="Tabelle18.A2" office:value-type="string">
            <text:p text:style-name="P25">DATE</text:p>
          </table:table-cell>
          <table:table-cell table:style-name="Tabelle18.A2" office:value-type="string">
            <text:p text:style-name="P25">readDate</text:p>
          </table:table-cell>
          <table:table-cell table:style-name="Tabelle18.C2" office:value-type="string">
            <text:p text:style-name="P25">With the „format“-parameter set the time value is converted to a formatted string, otherwise the output is a date object.</text:p>
          </table:table-cell>
        </table:table-row>
        <table:table-row>
          <table:table-cell table:style-name="Tabelle18.A2" office:value-type="string">
            <text:p text:style-name="P25">REAL</text:p>
          </table:table-cell>
          <table:table-cell table:style-name="Tabelle18.A2" office:value-type="string">
            <text:p text:style-name="P25">readReal</text:p>
          </table:table-cell>
          <table:table-cell table:style-name="Tabelle18.C2" office:value-type="string">
            <text:p text:style-name="P25">Has a special formatting parameter „dp“ to set the number of the decimal places. <text:span text:style-name="T1">For issues with converting REAL variables see chapter 9.1.</text:span></text:p>
          </table:table-cell>
        </table:table-row>
        <table:table-row>
          <table:table-cell table:style-name="Tabelle18.A2" office:value-type="string">
            <text:p text:style-name="P25">LREAL</text:p>
          </table:table-cell>
          <table:table-cell table:style-name="Tabelle18.A2" office:value-type="string">
            <text:p text:style-name="P25">readLreal</text:p>
          </table:table-cell>
          <table:table-cell table:style-name="Tabelle18.C2" office:value-type="string">
            <text:p text:style-name="P25">Has a special formatting parameter „dp“ to set the number of the decimal places. </text:p>
          </table:table-cell>
        </table:table-row>
        <table:table-row>
          <table:table-cell table:style-name="Tabelle18.A2" office:value-type="string">
            <text:p text:style-name="P25">STRING</text:p>
          </table:table-cell>
          <table:table-cell table:style-name="Tabelle18.A2" office:value-type="string">
            <text:p text:style-name="P25">readString</text:p>
          </table:table-cell>
          <table:table-cell table:style-name="Tabelle18.C2" office:value-type="string">
            <text:p text:style-name="P25"/>
          </table:table-cell>
        </table:table-row>
      </table:table>
      <text:p text:style-name="Standard"/>
      <text:h text:style-name="P62"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6.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6.A2" office:value-type="string">
            <text:p text:style-name="Text_20_body"><text:span text:style-name="T8">debug</text:span><text:span text:style-name="T12"> (boolean, optional, false)</text:span></text:p>
            <text:p text:style-name="P40">If this option is set to true all internal used information of the request is written to the console.</text:p>
          </table:table-cell>
        </table:table-row>
        <table:table-row>
          <table:table-cell table:style-name="Tabelle6.A2" office:value-type="string">
            <text:p text:style-name="Text_20_body"><text:span text:style-name="T8">id</text:span><text:span text:style-name="T12"> (number, optional, undefined)</text:span></text:p>
            <text:p text:style-name="P35">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6.A2" office:value-type="string">
            <text:p text:style-name="Text_20_body"><text:span text:style-name="T8">jvar</text:span><text:span text:style-name="T12"> (string, required, undefined)</text:span></text:p>
            <text:p text:style-name="P46"><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48">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30">An optional string wich can be added to the data. The data value will be converted to a string with the prefix inserted <text:span text:style-name="T8">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8">suffix </text:span><text:span text:style-name="T12">(string, optional, undefined)</text:span></text:p>
            <text:p text:style-name="P31"><text:span text:style-name="T12">An optional string wich can be added to the data. The data value will be converted to a string <text:s/>with the suffix inserted </text:span><text:span text:style-name="T8">after</text:span><text:span text:style-name="T12"> the value.</text:span></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47">For data types REAL and LREAL: The number of decimal places. For issues with converting REAL variables see chapter 9.1.</text:p>
          </table:table-cell>
        </table:table-row>
        <table:table-row>
          <table:table-cell table:style-name="Tabelle9.A2" office:value-type="string">
            <text:p text:style-name="Text_20_body"><text:span text:style-name="T8">format</text:span><text:span text:style-name="T3"> (string, optional, undefined)</text:span></text:p>
            <text:p text:style-name="P46">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9.A2" office:value-type="string">
            <text:p text:style-name="Text_20_body"><text:span text:style-name="T8">strlen</text:span><text:span text:style-name="T3"> (number, optional, undefined)</text:span></text:p>
            <text:p text:style-name="P48">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17"><text:s/><text:span text:style-name="T9">An example of writing an integer:</text:span></text:p>
      <text:p text:style-name="P18"><draw:frame draw:style-name="fr3" draw:name="Rahmen10" text:anchor-type="paragraph" svg:width="16.956cm" draw:z-index="10"><draw:text-box fo:min-height="4.117cm"><text:p text:style-name="P23"/><text:p text:style-name="P23"><text:tab/>PLC.writeInt({</text:p><text:p text:style-name="P23"><text:tab/><text:tab/>name: "MAIN.IntVar",</text:p><text:p text:style-name="P23"><text:tab/><text:tab/>val: 2635</text:p><text:p text:style-name="P23"><text:tab/>});</text:p><text:p text:style-name="P23"/></draw:text-box></draw:frame></text:p>
      <text:p text:style-name="P18">Set a global boolean PLC variable to „true“ and 1 second later to „false“:</text:p>
      <text:p text:style-name="P18"><draw:frame draw:style-name="fr3" draw:name="Rahmen16" text:anchor-type="paragraph" svg:width="16.956cm" draw:z-index="11"><draw:text-box fo:min-height="2.224cm"><text:p text:style-name="P23"/><text:p text:style-name="P23"><text:tab/>PLC.writeBool({</text:p><text:p text:style-name="P23"><text:tab/><text:tab/>name: ".BoolVar",</text:p><text:p text:style-name="P23"><text:tab/><text:tab/>val: true,</text:p><text:p text:style-name="P23"><text:tab/><text:tab/>ocd: 1000,</text:p><text:p text:style-name="P23"><text:tab/><text:tab/>oc: function() {</text:p><text:p text:style-name="P23"><text:tab/><text:tab/><text:tab/>PLC.writeBool({name: ".boolVar", val: false});</text:p><text:p text:style-name="P23"><text:tab/><text:tab/>}</text:p><text:p text:style-name="P23"><text:tab/>});</text:p><text:p text:style-name="P23"/></draw:text-box></draw:frame></text:p>
      <text:p text:style-name="P18">Write a time variable with a value of 15 minutes:</text:p>
      <text:p text:style-name="P18"><draw:frame draw:style-name="fr3" draw:name="Rahmen17" text:anchor-type="paragraph" svg:width="16.956cm" draw:z-index="12"><draw:text-box fo:min-height="4.944cm"><text:p text:style-name="P23"/><text:p text:style-name="P23"><text:tab/>PLC.writeTIME({</text:p><text:p text:style-name="P23"><text:tab/><text:tab/>name: ".TimeVar",</text:p><text:p text:style-name="P23"><text:tab/><text:tab/>format: "#m",</text:p><text:p text:style-name="P23"><text:tab/><text:tab/>val: 15</text:p><text:p text:style-name="P23"><text:tab/>});</text:p><text:p text:style-name="P23"/></draw:text-box></draw:frame></text:p>
      <text:p text:style-name="P18"/>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4">PLC Data Type</text:p>
          </table:table-cell>
          <table:table-cell table:style-name="Tabelle10.A1" office:value-type="string">
            <text:p text:style-name="P24">Method</text:p>
          </table:table-cell>
          <table:table-cell table:style-name="Tabelle10.C1" office:value-type="string">
            <text:p text:style-name="P24">Note</text:p>
          </table:table-cell>
        </table:table-row>
        <table:table-row>
          <table:table-cell table:style-name="Tabelle10.A2" office:value-type="string">
            <text:p text:style-name="P25">BOOL</text:p>
          </table:table-cell>
          <table:table-cell table:style-name="Tabelle10.A2" office:value-type="string">
            <text:p text:style-name="P25">writeBool</text:p>
          </table:table-cell>
          <table:table-cell table:style-name="Tabelle10.C2" office:value-type="string">
            <text:p text:style-name="P25"/>
          </table:table-cell>
        </table:table-row>
        <table:table-row>
          <table:table-cell table:style-name="Tabelle10.A2" office:value-type="string">
            <text:p text:style-name="P25">BYTE</text:p>
          </table:table-cell>
          <table:table-cell table:style-name="Tabelle10.A2" office:value-type="string">
            <text:p text:style-name="P25">writeByte</text:p>
          </table:table-cell>
          <table:table-cell table:style-name="Tabelle10.C2" office:value-type="string">
            <text:p text:style-name="P25">Basically the same as „writeUsint“.</text:p>
          </table:table-cell>
        </table:table-row>
        <table:table-row>
          <table:table-cell table:style-name="Tabelle10.A2" office:value-type="string">
            <text:p text:style-name="P25">WORD</text:p>
          </table:table-cell>
          <table:table-cell table:style-name="Tabelle10.A2" office:value-type="string">
            <text:p text:style-name="P25">writeWord</text:p>
          </table:table-cell>
          <table:table-cell table:style-name="Tabelle10.C2" office:value-type="string">
            <text:p text:style-name="P25">Basically the same as „writeUint“.</text:p>
          </table:table-cell>
        </table:table-row>
        <table:table-row>
          <table:table-cell table:style-name="Tabelle10.A2" office:value-type="string">
            <text:p text:style-name="P25">DWORD</text:p>
          </table:table-cell>
          <table:table-cell table:style-name="Tabelle10.A2" office:value-type="string">
            <text:p text:style-name="P25">writeDword</text:p>
          </table:table-cell>
          <table:table-cell table:style-name="Tabelle10.C2" office:value-type="string">
            <text:p text:style-name="P25">Basically the same as „writeUdint“.</text:p>
          </table:table-cell>
        </table:table-row>
        <table:table-row>
          <table:table-cell table:style-name="Tabelle10.A2" office:value-type="string">
            <text:p text:style-name="P25">USINT</text:p>
          </table:table-cell>
          <table:table-cell table:style-name="Tabelle10.A2" office:value-type="string">
            <text:p text:style-name="P25">writeUsint</text:p>
          </table:table-cell>
          <table:table-cell table:style-name="Tabelle10.C2" office:value-type="string">
            <text:p text:style-name="P25"/>
          </table:table-cell>
        </table:table-row>
        <table:table-row>
          <table:table-cell table:style-name="Tabelle10.A2" office:value-type="string">
            <text:p text:style-name="P25">SINT</text:p>
          </table:table-cell>
          <table:table-cell table:style-name="Tabelle10.A2" office:value-type="string">
            <text:p text:style-name="P25">writeSint</text:p>
          </table:table-cell>
          <table:table-cell table:style-name="Tabelle10.C2" office:value-type="string">
            <text:p text:style-name="P25"/>
          </table:table-cell>
        </table:table-row>
        <table:table-row>
          <table:table-cell table:style-name="Tabelle10.A2" office:value-type="string">
            <text:p text:style-name="P25">UINT</text:p>
          </table:table-cell>
          <table:table-cell table:style-name="Tabelle10.A2" office:value-type="string">
            <text:p text:style-name="P25">writeUint</text:p>
          </table:table-cell>
          <table:table-cell table:style-name="Tabelle10.C2" office:value-type="string">
            <text:p text:style-name="P25"/>
          </table:table-cell>
        </table:table-row>
        <table:table-row>
          <table:table-cell table:style-name="Tabelle10.A2" office:value-type="string">
            <text:p text:style-name="P25">INT</text:p>
          </table:table-cell>
          <table:table-cell table:style-name="Tabelle10.A2" office:value-type="string">
            <text:p text:style-name="P25">writeInt</text:p>
          </table:table-cell>
          <table:table-cell table:style-name="Tabelle10.C2" office:value-type="string">
            <text:p text:style-name="P25"/>
          </table:table-cell>
        </table:table-row>
        <table:table-row>
          <table:table-cell table:style-name="Tabelle10.A2" office:value-type="string">
            <text:p text:style-name="P25">INT</text:p>
          </table:table-cell>
          <table:table-cell table:style-name="Tabelle10.A2" office:value-type="string">
            <text:p text:style-name="P25">writeInt1Dp</text:p>
          </table:table-cell>
          <table:table-cell table:style-name="Tabelle10.C2" office:value-type="string">
            <text:p text:style-name="P25">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5">UDINT</text:p>
          </table:table-cell>
          <table:table-cell table:style-name="Tabelle10.A2" office:value-type="string">
            <text:p text:style-name="P25">writeUdint</text:p>
          </table:table-cell>
          <table:table-cell table:style-name="Tabelle10.C2" office:value-type="string">
            <text:p text:style-name="P25"/>
          </table:table-cell>
        </table:table-row>
        <table:table-row>
          <table:table-cell table:style-name="Tabelle10.A2" office:value-type="string">
            <text:p text:style-name="P25">DINT</text:p>
          </table:table-cell>
          <table:table-cell table:style-name="Tabelle10.A2" office:value-type="string">
            <text:p text:style-name="P25">writeDint</text:p>
          </table:table-cell>
          <table:table-cell table:style-name="Tabelle10.C2" office:value-type="string">
            <text:p text:style-name="P25"/>
          </table:table-cell>
        </table:table-row>
        <table:table-row>
          <table:table-cell table:style-name="Tabelle10.A2" office:value-type="string">
            <text:p text:style-name="P25">TIME</text:p>
          </table:table-cell>
          <table:table-cell table:style-name="Tabelle10.A2" office:value-type="string">
            <text:p text:style-name="P25">writeTime</text:p>
          </table:table-cell>
          <table:table-cell table:style-name="Tabelle10.C2" office:value-type="string">
            <text:p text:style-name="P25">Has a special parameter „format“. See chapter 9.3 for this.</text:p>
          </table:table-cell>
        </table:table-row>
        <table:table-row>
          <table:table-cell table:style-name="Tabelle10.A2" office:value-type="string">
            <text:p text:style-name="P25">TOD</text:p>
          </table:table-cell>
          <table:table-cell table:style-name="Tabelle10.A2" office:value-type="string">
            <text:p text:style-name="P25">writeTod</text:p>
          </table:table-cell>
          <table:table-cell table:style-name="Tabelle10.C2" office:value-type="string">
            <text:p text:style-name="P25">The value has to be a JS date object.</text:p>
          </table:table-cell>
        </table:table-row>
        <table:table-row>
          <table:table-cell table:style-name="Tabelle10.A2" office:value-type="string">
            <text:p text:style-name="P25">DT</text:p>
          </table:table-cell>
          <table:table-cell table:style-name="Tabelle10.A2" office:value-type="string">
            <text:p text:style-name="P25">writeDt</text:p>
          </table:table-cell>
          <table:table-cell table:style-name="Tabelle10.C2" office:value-type="string">
            <text:p text:style-name="P25">The value has to be a JS date object.</text:p>
          </table:table-cell>
        </table:table-row>
        <table:table-row>
          <table:table-cell table:style-name="Tabelle10.A2" office:value-type="string">
            <text:p text:style-name="P25">DATE</text:p>
          </table:table-cell>
          <table:table-cell table:style-name="Tabelle10.A2" office:value-type="string">
            <text:p text:style-name="P25">writeDate</text:p>
          </table:table-cell>
          <table:table-cell table:style-name="Tabelle10.C2" office:value-type="string">
            <text:p text:style-name="P25">The value has to be a JS date object.</text:p>
          </table:table-cell>
        </table:table-row>
        <table:table-row>
          <table:table-cell table:style-name="Tabelle10.A2" office:value-type="string">
            <text:p text:style-name="P25">REAL</text:p>
          </table:table-cell>
          <table:table-cell table:style-name="Tabelle10.A2" office:value-type="string">
            <text:p text:style-name="P25">writeReal</text:p>
          </table:table-cell>
          <table:table-cell table:style-name="Tabelle10.C2" office:value-type="string">
            <text:p text:style-name="P27">For issues with converting REAL variables see chapter 9.1.</text:p>
          </table:table-cell>
        </table:table-row>
        <table:table-row>
          <table:table-cell table:style-name="Tabelle10.A2" office:value-type="string">
            <text:p text:style-name="P25">LREAL</text:p>
          </table:table-cell>
          <table:table-cell table:style-name="Tabelle10.A2" office:value-type="string">
            <text:p text:style-name="P25">writeLreal</text:p>
          </table:table-cell>
          <table:table-cell table:style-name="Tabelle10.C2" office:value-type="string">
            <text:p text:style-name="P27"/>
          </table:table-cell>
        </table:table-row>
        <table:table-row>
          <table:table-cell table:style-name="Tabelle10.A2" office:value-type="string">
            <text:p text:style-name="P25">STRING</text:p>
          </table:table-cell>
          <table:table-cell table:style-name="Tabelle10.A2" office:value-type="string">
            <text:p text:style-name="P25">writeString</text:p>
          </table:table-cell>
          <table:table-cell table:style-name="Tabelle10.C2" office:value-type="string">
            <text:p text:style-name="P25"/>
          </table:table-cell>
        </table:table-row>
      </table:table>
      <text:p text:style-name="P18"/>
      <text:p text:style-name="P18"/>
      <text:p text:style-name="P18"/>
      <text:p text:style-name="P18"/>
      <text:p text:style-name="P18"/>
      <text:p text:style-name="P18"/>
      <text:p text:style-name="P18"/>
      <text:h text:style-name="P62"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write variables with fixed addresses. However, I recommend to use the „name“ parameter instead</text:p>
          </table:table-cell>
        </table:table-row>
        <table:table-row>
          <table:table-cell table:style-name="Tabelle8.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8.A2" office:value-type="string">
            <text:p text:style-name="Text_20_body"><text:span text:style-name="T8">debug</text:span><text:span text:style-name="T12"> (boolean, optional, false)</text:span></text:p>
            <text:p text:style-name="P40">If this option is set to true all internal used information of the request is written to the console.</text:p>
          </table:table-cell>
        </table:table-row>
        <table:table-row>
          <table:table-cell table:style-name="Tabelle8.A2" office:value-type="string">
            <text:p text:style-name="Text_20_body"><text:span text:style-name="T8">id</text:span><text:span text:style-name="T12"> (number, optional, undefined)</text:span></text:p>
            <text:p text:style-name="P35">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8.A2" office:value-type="string">
            <text:p text:style-name="Text_20_body"><text:span text:style-name="T8">oc</text:span><text:span text:style-name="T12"> (function, optional, undefined)</text:span></text:p>
            <text:p text:style-name="P40">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0">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39">The value to send to the PLC. Can also be specified as a variable (even a local definend one). </text:p>
          </table:table-cell>
        </table:table-row>
      </table:table>
      <text:p text:style-name="P18"/>
      <text:h text:style-name="P62" text:outline-level="3">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optional, undefined)</text:span></text:p>
            <text:p text:style-name="P48">For data type STRING: The defined lenght of the string in the PLC. The value is detected automatically, set it only if you know what you are doing.</text:p>
          </table:table-cell>
        </table:table-row>
      </table:table>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8"><draw:text-box fo:min-height="4.475cm"><text:p text:style-name="P23"/><text:p text:style-name="P23"><text:tab/>PLC.readArrayOfString({</text:p><text:p text:style-name="P23"><text:tab/><text:tab/>name: ".StringArray",</text:p><text:p text:style-name="P23"><text:tab/><text:tab/>jvar: "myArray"</text:p><text:p text:style-name="P23"><text:tab/>});</text:p><text:p text:style-name="P23"/></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3"/><text:p text:style-name="P23"><text:tab/>PLC.readArrayOfDate({</text:p><text:p text:style-name="P23"><text:tab/><text:tab/>name: "MAIN.DateArray",</text:p><text:p text:style-name="P23"><text:tab/><text:tab/>format: "#WEEKDAY#, #DD#.#MM#.#YYYY",</text:p><text:p text:style-name="P23"><text:tab/><text:tab/>jvar: "myArray"</text:p><text:p text:style-name="P23"><text:tab/>});</text:p><text:p text:style-name="P23"/></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4">PLC Data Type</text:p>
          </table:table-cell>
          <table:table-cell table:style-name="Tabelle12.A1" office:value-type="string">
            <text:p text:style-name="P24">Method</text:p>
          </table:table-cell>
          <table:table-cell table:style-name="Tabelle12.C1" office:value-type="string">
            <text:p text:style-name="P24">Note</text:p>
          </table:table-cell>
        </table:table-row>
        <table:table-row>
          <table:table-cell table:style-name="Tabelle12.A2" office:value-type="string">
            <text:p text:style-name="P25">BOOL</text:p>
          </table:table-cell>
          <table:table-cell table:style-name="Tabelle12.A2" office:value-type="string">
            <text:p text:style-name="P25">readArrayOfBool</text:p>
          </table:table-cell>
          <table:table-cell table:style-name="Tabelle12.C2" office:value-type="string">
            <text:p text:style-name="P25"/>
          </table:table-cell>
        </table:table-row>
        <table:table-row>
          <table:table-cell table:style-name="Tabelle12.A2" office:value-type="string">
            <text:p text:style-name="P25">BYTE</text:p>
          </table:table-cell>
          <table:table-cell table:style-name="Tabelle12.A2" office:value-type="string">
            <text:p text:style-name="P25">readArrayOfByte</text:p>
          </table:table-cell>
          <table:table-cell table:style-name="Tabelle12.C2" office:value-type="string">
            <text:p text:style-name="P25">Basically the same as „readArrayOfUsint“.</text:p>
          </table:table-cell>
        </table:table-row>
        <table:table-row>
          <table:table-cell table:style-name="Tabelle12.A2" office:value-type="string">
            <text:p text:style-name="P25">WORD</text:p>
          </table:table-cell>
          <table:table-cell table:style-name="Tabelle12.A2" office:value-type="string">
            <text:p text:style-name="P25">readArrayOfWord</text:p>
          </table:table-cell>
          <table:table-cell table:style-name="Tabelle12.C2" office:value-type="string">
            <text:p text:style-name="P25">Basically the same as „readArrayOfUint“.</text:p>
          </table:table-cell>
        </table:table-row>
        <table:table-row>
          <table:table-cell table:style-name="Tabelle12.A2" office:value-type="string">
            <text:p text:style-name="P25">DWORD</text:p>
          </table:table-cell>
          <table:table-cell table:style-name="Tabelle12.A2" office:value-type="string">
            <text:p text:style-name="P25">readArrayOfDword</text:p>
          </table:table-cell>
          <table:table-cell table:style-name="Tabelle12.C2" office:value-type="string">
            <text:p text:style-name="P25">Basically the same as „readArrayOfUdint“.</text:p>
          </table:table-cell>
        </table:table-row>
        <table:table-row>
          <table:table-cell table:style-name="Tabelle12.A2" office:value-type="string">
            <text:p text:style-name="P25">USINT</text:p>
          </table:table-cell>
          <table:table-cell table:style-name="Tabelle12.A2" office:value-type="string">
            <text:p text:style-name="P25">readArrayOfUsint</text:p>
          </table:table-cell>
          <table:table-cell table:style-name="Tabelle12.C2" office:value-type="string">
            <text:p text:style-name="P25"/>
          </table:table-cell>
        </table:table-row>
        <table:table-row>
          <table:table-cell table:style-name="Tabelle12.A2" office:value-type="string">
            <text:p text:style-name="P25">SINT</text:p>
          </table:table-cell>
          <table:table-cell table:style-name="Tabelle12.A2" office:value-type="string">
            <text:p text:style-name="P25">readArrayOfSint</text:p>
          </table:table-cell>
          <table:table-cell table:style-name="Tabelle12.C2" office:value-type="string">
            <text:p text:style-name="P25"/>
          </table:table-cell>
        </table:table-row>
        <table:table-row>
          <table:table-cell table:style-name="Tabelle12.A2" office:value-type="string">
            <text:p text:style-name="P25">UINT</text:p>
          </table:table-cell>
          <table:table-cell table:style-name="Tabelle12.A2" office:value-type="string">
            <text:p text:style-name="P25">readArrayOfUint</text:p>
          </table:table-cell>
          <table:table-cell table:style-name="Tabelle12.C2" office:value-type="string">
            <text:p text:style-name="P25"/>
          </table:table-cell>
        </table:table-row>
        <table:table-row>
          <table:table-cell table:style-name="Tabelle12.A2" office:value-type="string">
            <text:p text:style-name="P25">INT</text:p>
          </table:table-cell>
          <table:table-cell table:style-name="Tabelle12.A2" office:value-type="string">
            <text:p text:style-name="P25">readArrayOfInt</text:p>
          </table:table-cell>
          <table:table-cell table:style-name="Tabelle12.C2" office:value-type="string">
            <text:p text:style-name="P25"/>
          </table:table-cell>
        </table:table-row>
        <table:table-row>
          <table:table-cell table:style-name="Tabelle12.A2" office:value-type="string">
            <text:p text:style-name="P25">INT</text:p>
          </table:table-cell>
          <table:table-cell table:style-name="Tabelle12.A2" office:value-type="string">
            <text:p text:style-name="P25">readArrayOfInt1Dp</text:p>
          </table:table-cell>
          <table:table-cell table:style-name="Tabelle12.C2" office:value-type="string">
            <text:p text:style-name="P25">An INT converted to a variable with 1 decimal place,</text:p>
            <text:p text:style-name="P25">i.e. 637 in the PLC is 63.7 in the JavaScript variable.</text:p>
          </table:table-cell>
        </table:table-row>
        <table:table-row>
          <table:table-cell table:style-name="Tabelle12.A2" office:value-type="string">
            <text:p text:style-name="P25">UDINT</text:p>
          </table:table-cell>
          <table:table-cell table:style-name="Tabelle12.A2" office:value-type="string">
            <text:p text:style-name="P25">readArrayOfUdint</text:p>
          </table:table-cell>
          <table:table-cell table:style-name="Tabelle12.C2" office:value-type="string">
            <text:p text:style-name="P25"/>
          </table:table-cell>
        </table:table-row>
        <table:table-row>
          <table:table-cell table:style-name="Tabelle12.A2" office:value-type="string">
            <text:p text:style-name="P25">DINT</text:p>
          </table:table-cell>
          <table:table-cell table:style-name="Tabelle12.A2" office:value-type="string">
            <text:p text:style-name="P25">readArrayOfDint</text:p>
          </table:table-cell>
          <table:table-cell table:style-name="Tabelle12.C2" office:value-type="string">
            <text:p text:style-name="P25"/>
          </table:table-cell>
        </table:table-row>
        <table:table-row>
          <table:table-cell table:style-name="Tabelle12.A2" office:value-type="string">
            <text:p text:style-name="P25">TIME</text:p>
          </table:table-cell>
          <table:table-cell table:style-name="Tabelle12.A2" office:value-type="string">
            <text:p text:style-name="P25">readArrayOfTime</text:p>
          </table:table-cell>
          <table:table-cell table:style-name="Tabelle12.C2" office:value-type="string">
            <text:p text:style-name="P25">With the „format“-parameter set the time value is converted to a formatted string, otherwise the output is a string with a value in milliseconds.</text:p>
          </table:table-cell>
        </table:table-row>
        <table:table-row>
          <table:table-cell table:style-name="Tabelle12.A2" office:value-type="string">
            <text:p text:style-name="P25">TOD</text:p>
          </table:table-cell>
          <table:table-cell table:style-name="Tabelle12.A2" office:value-type="string">
            <text:p text:style-name="P25">readArrayOfTod</text:p>
          </table:table-cell>
          <table:table-cell table:style-name="Tabelle12.C2" office:value-type="string">
            <text:p text:style-name="P25">With the „format“-parameter set the time value is converted to a formatted string, otherwise the output is a date object.</text:p>
          </table:table-cell>
        </table:table-row>
        <table:table-row>
          <table:table-cell table:style-name="Tabelle12.A2" office:value-type="string">
            <text:p text:style-name="P25">DT</text:p>
          </table:table-cell>
          <table:table-cell table:style-name="Tabelle12.A2" office:value-type="string">
            <text:p text:style-name="P25">readArrayOfDt</text:p>
          </table:table-cell>
          <table:table-cell table:style-name="Tabelle12.C2" office:value-type="string">
            <text:p text:style-name="P25">With the „format“-parameter set the time value is converted to a formatted string, otherwise the output is a date object.</text:p>
          </table:table-cell>
        </table:table-row>
        <table:table-row>
          <table:table-cell table:style-name="Tabelle12.A2" office:value-type="string">
            <text:p text:style-name="P25">DATE</text:p>
          </table:table-cell>
          <table:table-cell table:style-name="Tabelle12.A2" office:value-type="string">
            <text:p text:style-name="P25">readArrayOfDate</text:p>
          </table:table-cell>
          <table:table-cell table:style-name="Tabelle12.C2" office:value-type="string">
            <text:p text:style-name="P25">With the „format“-parameter set the time value is converted to a formatted string, otherwise the output is a date object.</text:p>
          </table:table-cell>
        </table:table-row>
        <table:table-row>
          <table:table-cell table:style-name="Tabelle12.A2" office:value-type="string">
            <text:p text:style-name="P25">REAL</text:p>
          </table:table-cell>
          <table:table-cell table:style-name="Tabelle12.A2" office:value-type="string">
            <text:p text:style-name="P25">readArrayOfReal</text:p>
          </table:table-cell>
          <table:table-cell table:style-name="Tabelle12.C2" office:value-type="string">
            <text:p text:style-name="P25">Has a special formatting parameter „dp“ to set the number of the decimal places. <text:span text:style-name="T1">For issues with converting REAL variables see chapter 8.1.</text:span></text:p>
          </table:table-cell>
        </table:table-row>
        <table:table-row>
          <table:table-cell table:style-name="Tabelle12.A2" office:value-type="string">
            <text:p text:style-name="P25">LREAL</text:p>
          </table:table-cell>
          <table:table-cell table:style-name="Tabelle12.A2" office:value-type="string">
            <text:p text:style-name="P25">readArrayOfLreal</text:p>
          </table:table-cell>
          <table:table-cell table:style-name="Tabelle12.C2" office:value-type="string">
            <text:p text:style-name="P25">Has a special formatting parameter „dp“ to set the number of the decimal places.</text:p>
          </table:table-cell>
        </table:table-row>
        <text:soft-page-break/>
        <table:table-row>
          <table:table-cell table:style-name="Tabelle12.A2" office:value-type="string">
            <text:p text:style-name="P25">STRING</text:p>
          </table:table-cell>
          <table:table-cell table:style-name="Tabelle12.A2" office:value-type="string">
            <text:p text:style-name="P25">readArrayOfString</text:p>
          </table:table-cell>
          <table:table-cell table:style-name="Tabelle12.C2" office:value-type="string">
            <text:p text:style-name="P2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13.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13.A2" office:value-type="string">
            <text:p text:style-name="Text_20_body"><text:span text:style-name="T8">arrlen</text:span><text:span text:style-name="T3"> (number, optional, undefined)</text:span></text:p>
            <text:p text:style-name="P40">The length of the array (the number of the items). The value is detected automatically, set it only if you know what you are doing.</text:p>
          </table:table-cell>
        </table:table-row>
        <table:table-row>
          <table:table-cell table:style-name="Tabelle13.A2" office:value-type="string">
            <text:p text:style-name="Text_20_body"><text:span text:style-name="T8">debug</text:span><text:span text:style-name="T12"> (boolean, optional, false)</text:span></text:p>
            <text:p text:style-name="P38">If this option is set to true all internal used information of the request is written to the console.</text:p>
          </table:table-cell>
        </table:table-row>
        <table:table-row>
          <table:table-cell table:style-name="Tabelle13.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3.A2" office:value-type="string">
            <text:p text:style-name="Text_20_body"><text:span text:style-name="T8">jvar</text:span><text:span text:style-name="T12"> (string, required, undefined)</text:span></text:p>
            <text:p text:style-name="P38"><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0">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0">A value of milliseconds for delaying the on-complete-function.</text:p>
          </table:table-cell>
        </table:table-row>
      </table:table>
      <text:p text:style-name="P18"/>
      <text:p text:style-name="P18"/>
      <text:h text:style-name="P63" text:outline-level="3"><text:soft-page-break/>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47">For data types REAL and LREAL: The number of decimal places. For issues with converting REAL variables see chapter 9.1.</text:p>
          </table:table-cell>
        </table:table-row>
        <table:table-row>
          <table:table-cell table:style-name="Tabelle14.A2" office:value-type="string">
            <text:p text:style-name="Text_20_body"><text:span text:style-name="T8">format</text:span><text:span text:style-name="T3"> (string, optional, undefined)</text:span></text:p>
            <text:p text:style-name="P46">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14.A2" office:value-type="string">
            <text:p text:style-name="Text_20_body"><text:span text:style-name="T8">strlen</text:span><text:span text:style-name="T3"> (number, optional, undefined)</text:span></text:p>
            <text:p text:style-name="P48">For data type STRING: The defined lenght of the string in the PLC. The value is detected automatically, set it only if you know what you are do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3"/><text:p text:style-name="P23"><text:tab/>PLC.writeArrayOfBool({</text:p><text:p text:style-name="P23"><text:tab/><text:tab/>name: "MAIN.BoolArray",</text:p><text:p text:style-name="P23"><text:tab/><text:tab/>val: myArray</text:p><text:p text:style-name="P23"><text:tab/>});</text:p><text:p text:style-name="P23"/></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3"/><text:p text:style-name="P23"><text:tab/>PLC.writeArrayOfInt({</text:p><text:p text:style-name="P23"><text:tab/><text:tab/>name: "MAIN.IntArray",</text:p><text:p text:style-name="P23"><text:tab/><text:tab/>item: 9,</text:p><text:p text:style-name="P23"><text:tab/><text:tab/>val: myArray</text:p><text:p text:style-name="P23"><text:tab/>});</text:p><text:p text:style-name="P23"/></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4">PLC Data Type</text:p>
          </table:table-cell>
          <table:table-cell table:style-name="Tabelle15.A1" office:value-type="string">
            <text:p text:style-name="P24">Method</text:p>
          </table:table-cell>
          <table:table-cell table:style-name="Tabelle15.C1" office:value-type="string">
            <text:p text:style-name="P24">Note</text:p>
          </table:table-cell>
        </table:table-row>
        <table:table-row>
          <table:table-cell table:style-name="Tabelle15.A2" office:value-type="string">
            <text:p text:style-name="P25">BOOL</text:p>
          </table:table-cell>
          <table:table-cell table:style-name="Tabelle15.A2" office:value-type="string">
            <text:p text:style-name="P25">writeArrayOfBool</text:p>
          </table:table-cell>
          <table:table-cell table:style-name="Tabelle15.C2" office:value-type="string">
            <text:p text:style-name="P25"/>
          </table:table-cell>
        </table:table-row>
        <table:table-row>
          <table:table-cell table:style-name="Tabelle15.A2" office:value-type="string">
            <text:p text:style-name="P25">BYTE</text:p>
          </table:table-cell>
          <table:table-cell table:style-name="Tabelle15.A2" office:value-type="string">
            <text:p text:style-name="P25">writeArrayOfByte</text:p>
          </table:table-cell>
          <table:table-cell table:style-name="Tabelle15.C2" office:value-type="string">
            <text:p text:style-name="P25">Basically the same as „writeArrayOfUsint“.</text:p>
          </table:table-cell>
        </table:table-row>
        <table:table-row>
          <table:table-cell table:style-name="Tabelle15.A2" office:value-type="string">
            <text:p text:style-name="P25">WORD</text:p>
          </table:table-cell>
          <table:table-cell table:style-name="Tabelle15.A2" office:value-type="string">
            <text:p text:style-name="P25">writeArrayOfWord</text:p>
          </table:table-cell>
          <table:table-cell table:style-name="Tabelle15.C2" office:value-type="string">
            <text:p text:style-name="P25">Basically the same as „writeArrayOfUint“.</text:p>
          </table:table-cell>
        </table:table-row>
        <table:table-row>
          <table:table-cell table:style-name="Tabelle15.A2" office:value-type="string">
            <text:p text:style-name="P25">DWORD</text:p>
          </table:table-cell>
          <table:table-cell table:style-name="Tabelle15.A2" office:value-type="string">
            <text:p text:style-name="P25">writeArrayOfDword</text:p>
          </table:table-cell>
          <table:table-cell table:style-name="Tabelle15.C2" office:value-type="string">
            <text:p text:style-name="P25">Basically the same as „writeArrayOfUdint“.</text:p>
          </table:table-cell>
        </table:table-row>
        <table:table-row>
          <table:table-cell table:style-name="Tabelle15.A2" office:value-type="string">
            <text:p text:style-name="P25">USINT</text:p>
          </table:table-cell>
          <table:table-cell table:style-name="Tabelle15.A2" office:value-type="string">
            <text:p text:style-name="P25">writeArrayOfUsint</text:p>
          </table:table-cell>
          <table:table-cell table:style-name="Tabelle15.C2" office:value-type="string">
            <text:p text:style-name="P25"/>
          </table:table-cell>
        </table:table-row>
        <table:table-row>
          <table:table-cell table:style-name="Tabelle15.A2" office:value-type="string">
            <text:p text:style-name="P25">SINT</text:p>
          </table:table-cell>
          <table:table-cell table:style-name="Tabelle15.A2" office:value-type="string">
            <text:p text:style-name="P25">writeArrayOfSint</text:p>
          </table:table-cell>
          <table:table-cell table:style-name="Tabelle15.C2" office:value-type="string">
            <text:p text:style-name="P25"/>
          </table:table-cell>
        </table:table-row>
        <table:table-row>
          <table:table-cell table:style-name="Tabelle15.A2" office:value-type="string">
            <text:p text:style-name="P25">UINT</text:p>
          </table:table-cell>
          <table:table-cell table:style-name="Tabelle15.A2" office:value-type="string">
            <text:p text:style-name="P25">writeArrayOfUint</text:p>
          </table:table-cell>
          <table:table-cell table:style-name="Tabelle15.C2" office:value-type="string">
            <text:p text:style-name="P25"/>
          </table:table-cell>
        </table:table-row>
        <table:table-row>
          <table:table-cell table:style-name="Tabelle15.A2" office:value-type="string">
            <text:p text:style-name="P25">INT</text:p>
          </table:table-cell>
          <table:table-cell table:style-name="Tabelle15.A2" office:value-type="string">
            <text:p text:style-name="P25">writeArrayOfInt</text:p>
          </table:table-cell>
          <table:table-cell table:style-name="Tabelle15.C2" office:value-type="string">
            <text:p text:style-name="P25"/>
          </table:table-cell>
        </table:table-row>
        <table:table-row>
          <table:table-cell table:style-name="Tabelle15.A2" office:value-type="string">
            <text:p text:style-name="P25">INT</text:p>
          </table:table-cell>
          <table:table-cell table:style-name="Tabelle15.A2" office:value-type="string">
            <text:p text:style-name="P25">writeArrayOfInt1Dp</text:p>
          </table:table-cell>
          <table:table-cell table:style-name="Tabelle15.C2" office:value-type="string">
            <text:p text:style-name="P25">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5">UDINT</text:p>
          </table:table-cell>
          <table:table-cell table:style-name="Tabelle15.A2" office:value-type="string">
            <text:p text:style-name="P25">writeArrayOfUdint</text:p>
          </table:table-cell>
          <table:table-cell table:style-name="Tabelle15.C2" office:value-type="string">
            <text:p text:style-name="P25"/>
          </table:table-cell>
        </table:table-row>
        <table:table-row>
          <table:table-cell table:style-name="Tabelle15.A2" office:value-type="string">
            <text:p text:style-name="P25">DINT</text:p>
          </table:table-cell>
          <table:table-cell table:style-name="Tabelle15.A2" office:value-type="string">
            <text:p text:style-name="P25">writeArrayOfDint</text:p>
          </table:table-cell>
          <table:table-cell table:style-name="Tabelle15.C2" office:value-type="string">
            <text:p text:style-name="P25"/>
          </table:table-cell>
        </table:table-row>
        <table:table-row>
          <table:table-cell table:style-name="Tabelle15.A2" office:value-type="string">
            <text:p text:style-name="P25">TIME</text:p>
          </table:table-cell>
          <table:table-cell table:style-name="Tabelle15.A2" office:value-type="string">
            <text:p text:style-name="P25">writeArrayOfTime</text:p>
          </table:table-cell>
          <table:table-cell table:style-name="Tabelle15.C2" office:value-type="string">
            <text:p text:style-name="P25">Has a special parameter „format“. See chapter 9.3 for this.</text:p>
          </table:table-cell>
        </table:table-row>
        <table:table-row>
          <table:table-cell table:style-name="Tabelle15.A2" office:value-type="string">
            <text:p text:style-name="P25">TOD</text:p>
          </table:table-cell>
          <table:table-cell table:style-name="Tabelle15.A2" office:value-type="string">
            <text:p text:style-name="P25">writeArrayOfTod</text:p>
          </table:table-cell>
          <table:table-cell table:style-name="Tabelle15.C2" office:value-type="string">
            <text:p text:style-name="P25">The values have to be JS date objects.</text:p>
          </table:table-cell>
        </table:table-row>
        <table:table-row>
          <table:table-cell table:style-name="Tabelle15.A2" office:value-type="string">
            <text:p text:style-name="P25">DT</text:p>
          </table:table-cell>
          <table:table-cell table:style-name="Tabelle15.A2" office:value-type="string">
            <text:p text:style-name="P25">writeArrayOfDt</text:p>
          </table:table-cell>
          <table:table-cell table:style-name="Tabelle15.C2" office:value-type="string">
            <text:p text:style-name="P25">The values have to be JS date objects.</text:p>
          </table:table-cell>
        </table:table-row>
        <table:table-row>
          <table:table-cell table:style-name="Tabelle15.A2" office:value-type="string">
            <text:p text:style-name="P25">DATE</text:p>
          </table:table-cell>
          <table:table-cell table:style-name="Tabelle15.A2" office:value-type="string">
            <text:p text:style-name="P25">writeArrayOfDate</text:p>
          </table:table-cell>
          <table:table-cell table:style-name="Tabelle15.C2" office:value-type="string">
            <text:p text:style-name="P25">The values have to be JS date objects.</text:p>
          </table:table-cell>
        </table:table-row>
        <table:table-row>
          <table:table-cell table:style-name="Tabelle15.A2" office:value-type="string">
            <text:p text:style-name="P25">REAL</text:p>
          </table:table-cell>
          <table:table-cell table:style-name="Tabelle15.A2" office:value-type="string">
            <text:p text:style-name="P25">writeArrayOfReal</text:p>
          </table:table-cell>
          <table:table-cell table:style-name="Tabelle15.C2" office:value-type="string">
            <text:p text:style-name="P27">For issues with converting REAL variables see chapter 9.1.</text:p>
          </table:table-cell>
        </table:table-row>
        <table:table-row>
          <table:table-cell table:style-name="Tabelle15.A2" office:value-type="string">
            <text:p text:style-name="P25">LREAL</text:p>
          </table:table-cell>
          <table:table-cell table:style-name="Tabelle15.A2" office:value-type="string">
            <text:p text:style-name="P25">writeArrayOfLreal</text:p>
          </table:table-cell>
          <table:table-cell table:style-name="Tabelle15.C2" office:value-type="string">
            <text:p text:style-name="P27"/>
          </table:table-cell>
        </table:table-row>
        <table:table-row>
          <table:table-cell table:style-name="Tabelle15.A2" office:value-type="string">
            <text:p text:style-name="P25">STRING</text:p>
          </table:table-cell>
          <table:table-cell table:style-name="Tabelle15.A2" office:value-type="string">
            <text:p text:style-name="P25">writeArrayOfString</text:p>
          </table:table-cell>
          <table:table-cell table:style-name="Tabelle15.C2" office:value-type="string">
            <text:p text:style-name="P25"/>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16.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16.A2" office:value-type="string">
            <text:p text:style-name="Text_20_body"><text:span text:style-name="T8">arrlen</text:span><text:span text:style-name="T3"> (number, optional, undefined)</text:span></text:p>
            <text:p text:style-name="P40">The length of the array (the number of the items). The value is detected automatically, set it only if you know what you are doing.</text:p>
          </table:table-cell>
        </table:table-row>
        <table:table-row>
          <table:table-cell table:style-name="Tabelle16.A2" office:value-type="string">
            <text:p text:style-name="Text_20_body"><text:span text:style-name="T8">debug</text:span><text:span text:style-name="T12"> (boolean, optional, false)</text:span></text:p>
            <text:p text:style-name="P38">If this option is set to true all internal used information of the request is written to the console.</text:p>
          </table:table-cell>
        </table:table-row>
        <table:table-row>
          <table:table-cell table:style-name="Tabelle16.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6.A2" office:value-type="string">
            <text:p text:style-name="Text_20_body"><text:span text:style-name="T8">item</text:span><text:span text:style-name="T12"> (number, optional, undefined)</text:span></text:p>
            <text:p text:style-name="P40">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0">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0">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39">The array of values to send to the PLC.</text:p>
          </table:table-cell>
        </table:table-row>
      </table:table>
      <text:h text:style-name="Heading_20_3" text:outline-level="3"><text:soft-page-break/><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optional, undefined)</text:span></text:p>
            <text:p text:style-name="P50">For data type STRING: The defined lenght of the string in the PLC. The value is detected automatically, set it only if you know what you are do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cause the can not be detected automatically.</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3"/><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3"/></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3"/><text:p text:style-name="P23"><text:tab/>TestStruct: <text:s/>ST_Test;</text:p><text:p text:style-name="P23"/></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3"/><text:p text:style-name="P28"><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3"/></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22">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3"/><text:p text:style-name="P23"><text:tab/>var myVar = {</text:p><text:p text:style-name="P23"><text:tab/><text:tab/>var_1: 0,</text:p><text:p text:style-name="P23"><text:tab/><text:tab/>var_2: 0,</text:p><text:p text:style-name="P23"><text:tab/><text:tab/>var_3: 0,</text:p><text:p text:style-name="P23"><text:tab/><text:tab/>var_4: new Date(),</text:p><text:p text:style-name="P23"><text:tab/><text:tab/>var_5: [],</text:p><text:p text:style-name="P23"><text:tab/><text:tab/>var_6: 0</text:p><text:p text:style-name="P23"><text:tab/>};</text:p><text:p text:style-name="P23"/></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3"/><text:p text:style-name="P23"><text:tab/>var myVar = {};</text:p><text:p text:style-name="P23"/></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3"/><text:p text:style-name="P23"><text:tab/>PLC.readStruct({</text:p><text:p text:style-name="P23"><text:tab/><text:tab/>name: ".TestStruct",</text:p><text:p text:style-name="P23"><text:tab/><text:tab/>def: structdef,</text:p><text:p text:style-name="P23"><text:tab/><text:tab/>jvar: "myVar"</text:p><text:p text:style-name="P23"><text:tab/>});</text:p><text:p text:style-name="P23"/></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3"/><text:p text:style-name="P28"><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3"/></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3"/><text:p text:style-name="P23"><text:tab/>var myVar = {</text:p><text:p text:style-name="P23"><text:tab/><text:tab/>var_1: 0,</text:p><text:p text:style-name="P23"><text:tab/><text:tab/>var_2: 0,</text:p><text:p text:style-name="P23"><text:tab/><text:tab/>var_3: 0,</text:p><text:p text:style-name="P23"><text:tab/><text:tab/>var_4: new Date(),</text:p><text:p text:style-name="P23"><text:tab/><text:tab/>var_50: '''',</text:p><text:p text:style-name="P23"><text:tab/><text:tab/>var_51: '''',</text:p><text:p text:style-name="P23"><text:tab/><text:tab/>var_52: '''',</text:p><text:p text:style-name="P23"><text:tab/><text:tab/>var_53: '''',</text:p><text:p text:style-name="P23"><text:tab/><text:tab/>var_54: '''',</text:p><text:p text:style-name="P23"><text:tab/><text:tab/>var_6: 0</text:p><text:p text:style-name="P23"><text:tab/>};</text:p><text:p text:style-name="P23"/></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7.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7.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45">An object containing information about the structure definition.</text:p>
          </table:table-cell>
        </table:table-row>
        <table:table-row>
          <table:table-cell table:style-name="Tabelle7.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7.A2" office:value-type="string">
            <text:p text:style-name="Text_20_body"><text:span text:style-name="T8">jvar</text:span><text:span text:style-name="T12"> (string, required, undefined)</text:span></text:p>
            <text:p text:style-name="P42"><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45">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
      <text:p text:style-name="P18"/>
      <text:p text:style-name="P18"/>
      <text:p text:style-name="P18"/>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3"/><text:p text:style-name="P23"><text:tab/>var myVar = {</text:p><text:p text:style-name="P23"><text:tab/><text:tab/>var_1: 12,</text:p><text:p text:style-name="P23"><text:tab/><text:tab/>var_2: 7464.313,</text:p><text:p text:style-name="P23"><text:tab/><text:tab/>var_3: -96,</text:p><text:p text:style-name="Frame_20_contents"><text:span text:style-name="T1"><text:tab/><text:tab/>var_4: new Date("</text:span>January 3, 2012 18:54:00"<text:span text:style-name="T1">),</text:span></text:p><text:p text:style-name="P23"><text:tab/><text:tab/>var_5: ["This", "is", "a", "string"," array"],</text:p><text:p text:style-name="P23"><text:tab/><text:tab/>var_6: 34.5</text:p><text:p text:style-name="P23"><text:tab/>};</text:p><text:p text:style-name="P23"/></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3"/><text:p text:style-name="P23"><text:tab/>PLC.writeStruct({</text:p><text:p text:style-name="P23"><text:tab/><text:tab/>name: ".TestStruct",</text:p><text:p text:style-name="P23"><text:tab/><text:tab/>def: structdef,</text:p><text:p text:style-name="P23"><text:tab/><text:tab/>val: myVar</text:p><text:p text:style-name="P23"><text:tab/>});</text:p><text:p text:style-name="P23"/></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19.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19.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45">An object containing information about the structure definition.</text:p>
          </table:table-cell>
        </table:table-row>
        <table:table-row>
          <table:table-cell table:style-name="Tabelle19.A2" office:value-type="string">
            <text:p text:style-name="Text_20_body"><text:span text:style-name="T8">id</text:span><text:span text:style-name="T12"> (number, optional, undefined)</text:span></text:p>
            <text:p text:style-name="P35">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9.A2" office:value-type="string">
            <text:p text:style-name="Text_20_body"><text:span text:style-name="T8">oc</text:span><text:span text:style-name="T12"> (function, optional, undefined)</text:span></text:p>
            <text:p text:style-name="P45">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3">The array of values to send to the PLC.</text:p>
          </table:table-cell>
        </table:table-row>
      </table:table>
      <text:p text:style-name="P18"/>
      <text:p text:style-name="P18"/>
      <text:p text:style-name="P18"/>
      <text:p text:style-name="P18"/>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7 here is </text:span><text:span text:style-name="T4">the definition of a global PLC variable :</text:span></text:p>
      <text:p text:style-name="Text_20_body"><draw:frame draw:style-name="fr2" draw:name="Rahmen29" text:anchor-type="paragraph" svg:x="0.023cm" svg:y="0.443cm" svg:width="16.956cm" draw:z-index="24"><draw:text-box fo:min-height="1.954cm"><text:p text:style-name="P23"/><text:p text:style-name="P23"><text:tab/>TestArray: <text:s/>ARRAY [1..2] OF ST_Test;</text:p><text:p text:style-name="P23"/></draw:text-box></draw:frame></text:p>
      <text:h text:style-name="Heading_20_2" text:outline-level="2">8.1 Read Request</text:h>
      <text:p text:style-name="Text_20_body">The definition of the JavaScript array:</text:p>
      <text:p text:style-name="P18"><draw:frame draw:style-name="fr2" draw:name="Rahmen30" text:anchor-type="paragraph" svg:x="0.023cm" svg:y="0.266cm" svg:width="16.956cm" draw:z-index="25"><draw:text-box fo:min-height="2.274cm"><text:p text:style-name="P23"/><text:p text:style-name="P23"><text:tab/>var myArray = [];</text:p><text:p text:style-name="P23"/></draw:text-box></draw:frame></text:p>
      <text:p text:style-name="P18">The request definition itself is quite simple again. </text:p>
      <text:p text:style-name="P18"><draw:frame draw:style-name="fr2" draw:name="Rahmen31" text:anchor-type="paragraph" svg:x="0.023cm" svg:y="0.443cm" svg:width="16.956cm" draw:z-index="26"><draw:text-box fo:min-height="5.048cm"><text:p text:style-name="P23"/><text:p text:style-name="P23"><text:tab/>PLC.readArrayOfStruct({</text:p><text:p text:style-name="P23"><text:tab/><text:tab/>name: ".TestArray",</text:p><text:p text:style-name="P23"><text:tab/><text:tab/>def: structdef,</text:p><text:p text:style-name="P23"><text:tab/><text:tab/>jvar: "myArray"</text:p><text:p text:style-name="P23"><text:tab/>});</text:p><text:p text:style-name="P23"/></draw:text-box></draw:frame></text:p>
      <text:p text:style-name="P18"/>
      <text:p text:style-name="P18"/>
      <text:p text:style-name="P18"/>
      <text:h text:style-name="P62"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20.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20.A2" office:value-type="string">
            <text:p text:style-name="Text_20_body"><text:span text:style-name="T8">arrlen</text:span><text:span text:style-name="T3"> (number, optional, undefined)</text:span></text:p>
            <text:p text:style-name="P39">The length of the array (the number of the items). The value is detected automatically, set it only if you know what you are doing.</text:p>
          </table:table-cell>
        </table:table-row>
        <table:table-row>
          <table:table-cell table:style-name="Tabelle20.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45">An object containing information about the structure definition.</text:p>
          </table:table-cell>
        </table:table-row>
        <table:table-row>
          <table:table-cell table:style-name="Tabelle20.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0.A2" office:value-type="string">
            <text:p text:style-name="Text_20_body"><text:span text:style-name="T8">jvar</text:span><text:span text:style-name="T12"> (string, required, undefined)</text:span></text:p>
            <text:p text:style-name="P42"><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19">oc<text:span text:style-name="T12"> (function, optional, undefined)</text:span></text:p>
            <text:p text:style-name="P45">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8">ocd</text:span><text:span text:style-name="T12"> (number, optional, undefined)</text:span></text:p>
            <text:p text:style-name="P44">A value of milliseconds for delaying the on-complete-functio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3"/><text:p text:style-name="P23"><text:tab/>var myArray = [{</text:p><text:p text:style-name="P23"><text:tab/><text:tab/>var_1: 12,</text:p><text:p text:style-name="P23"><text:tab/><text:tab/>var_2: 7464.313,</text:p><text:p text:style-name="P23"><text:tab/><text:tab/>var_3: -96,</text:p><text:p text:style-name="Frame_20_contents"><text:span text:style-name="T1"><text:tab/><text:tab/>var_4: new Date("</text:span>January 3, 2012 18:54:00"<text:span text:style-name="T1">),</text:span></text:p><text:p text:style-name="P23"><text:tab/><text:tab/>var_5: ["This", "is", "a", "string", " array."],</text:p><text:p text:style-name="P23"><text:tab/><text:tab/>var_6: 34.5</text:p><text:p text:style-name="P23"><text:tab/>},{</text:p><text:p text:style-name="P23"><text:tab/><text:tab/>var_1: 109,</text:p><text:p text:style-name="P23"><text:tab/><text:tab/>var_2: 873.40,</text:p><text:p text:style-name="P23"><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3"><text:tab/><text:tab/>var_5: ["This", "is a", <text:s/>"string", " array", "too." ],</text:p><text:p text:style-name="P23"><text:tab/><text:tab/>var_6: 122.9</text:p><text:p text:style-name="P23"><text:tab/>}];</text:p><text:p text:style-name="P23"/></draw:text-box></draw:frame></text:p>
      <text:p text:style-name="Text_20_body"><draw:frame draw:style-name="fr2" draw:name="Rahmen33" text:anchor-type="paragraph" svg:x="0.023cm" svg:y="0.443cm" svg:width="16.956cm" draw:z-index="28"><draw:text-box fo:min-height="5.048cm"><text:p text:style-name="P23"/><text:p text:style-name="P23"><text:tab/>PLC.writeArrayOfStruct({</text:p><text:p text:style-name="P23"><text:tab/><text:tab/>name: ".TestArray",</text:p><text:p text:style-name="P23"><text:tab/><text:tab/>def: structdef,</text:p><text:p text:style-name="P23"><text:tab/><text:tab/>val: myArray</text:p><text:p text:style-name="P23"><text:tab/>});</text:p><text:p text:style-name="P23"/></draw:text-box></draw:frame></text:p>
      <text:p text:style-name="Text_20_body">Note that you also can use the „item“-parameter, if you want to write a single array item (one structure) only.</text:p>
      <text:p text:style-name="Text_20_body"/>
      <text:p text:style-name="Text_20_body"/>
      <text:h text:style-name="P62"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P19"><text:span text:style-name="T1">addr</text:span><text:span text:style-name="T3"> (string, </text:span><text:span text:style-name="T7">required if the „name“ parameter in not set</text:span><text:span text:style-name="T3">, undefined)</text:span></text:p>
            <text:p text:style-name="P31">The address of the PLC variable, can be used to read variables with fixed addresses. However, I recommend to use the „name“ parameter instead</text:p>
          </table:table-cell>
        </table:table-row>
        <table:table-row>
          <table:table-cell table:style-name="Tabelle21.A2" office:value-type="string">
            <text:p text:style-name="P19"><text:span text:style-name="T1">name</text:span><text:span text:style-name="T3"> (string, </text:span><text:span text:style-name="T7">required if the „addr“ parameter in not set</text:span><text:span text:style-name="T3">, undefined)</text:span></text:p>
            <text:p text:style-name="P33">The name of the PLC variable.</text:p>
          </table:table-cell>
        </table:table-row>
        <table:table-row>
          <table:table-cell table:style-name="Tabelle21.A2" office:value-type="string">
            <text:p text:style-name="Text_20_body"><text:span text:style-name="T8">arrlen</text:span><text:span text:style-name="T3"> (number, optional, undefined)</text:span></text:p>
            <text:p text:style-name="P41">The length of the array (the number of the items). The value is detected automatically, set it only if you know what you are doing.</text:p>
          </table:table-cell>
        </table:table-row>
        <table:table-row>
          <table:table-cell table:style-name="Tabelle21.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45">An object containing information about the structure definition.</text:p>
          </table:table-cell>
        </table:table-row>
        <table:table-row>
          <table:table-cell table:style-name="Tabelle21.A2" office:value-type="string">
            <text:p text:style-name="Text_20_body"><text:span text:style-name="T8">id</text:span><text:span text:style-name="T12"> (number, optional, undefined)</text:span></text:p>
            <text:p text:style-name="P36">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1.A2" office:value-type="string">
            <text:p text:style-name="Text_20_body"><text:span text:style-name="T8">item</text:span><text:span text:style-name="T12"> (number, optional, undefined)</text:span></text:p>
            <text:p text:style-name="P45">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45">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45">A value of milliseconds for delaying the on-complete-function.</text:p>
          </table:table-cell>
        </table:table-row>
        <text:soft-page-break/>
        <table:table-row>
          <table:table-cell table:style-name="Tabelle21.A2" office:value-type="string">
            <text:p text:style-name="Text_20_body"><text:span text:style-name="T8">val</text:span><text:span text:style-name="T3"> (array, required, undefined)</text:span></text:p>
            <text:p text:style-name="P43">The array of values to send to the PLC. </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Type Dependent Parameters</text:h>
      <text:h text:style-name="Heading_20_2" text:outline-level="2">9.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1"><draw:text-box fo:min-height="8.04cm"><text:p text:style-name="P23"/><text:p text:style-name="P23"><text:tab/>PLC.readReq({</text:p><text:p text:style-name="P23"><text:s text:c="12"/><text:tab/>addr: "%MB53",</text:p><text:p text:style-name="P23"><text:tab/><text:tab/>seq: true,</text:p><text:p text:style-name="P23"><text:s text:c="12"/><text:tab/><text:tab/>items: [{</text:p><text:p text:style-name="P23"><text:s text:c="20"/><text:tab/><text:tab/><text:tab/>type: "REAL.1",</text:p><text:p text:style-name="P23"><text:tab/><text:tab/><text:tab/><text:tab/>jvar: "myVar"</text:p><text:p text:style-name="P23"><text:s text:c="16"/><text:tab/><text:tab/>}]</text:p><text:p text:style-name="P23"><text:tab/><text:tab/>}</text:p><text:p text:style-name="P23"><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3"/><text:p text:style-name="P28"><text:tab/>var structdef = {<text:line-break/> <text:tab/><text:tab/>myreal: "REAL.2"<text:line-break/> <text:s text:c="3"/><text:tab/>};</text:p><text:p text:style-name="P23"/></draw:text-box></draw:frame></text:p>
      <text:p text:style-name="Text_20_body"><text:soft-page-break/>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23"/><text:p text:style-name="P23"><text:tab/>PLC.readReal({</text:p><text:p text:style-name="P23"><text:s text:c="4"/><text:tab/><text:tab/>name: "MAIN.RealVar",</text:p><text:p text:style-name="P23"><text:tab/><text:tab/>dp: 2,</text:p><text:p text:style-name="P23"><text:tab/><text:tab/>jvar: "myVar"</text:p><text:p text:style-name="P23"><text:s text:c="12"/>});</text:p><text:p text:style-name="P23"/></draw:text-box></draw:frame></text:p>
      <text:p text:style-name="P21">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1"/>
      <text:h text:style-name="Heading_20_2" text:outline-level="2">9.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23"/><text:p text:style-name="P23"><text:tab/>MyString: STRING(10);</text:p><text:p text:style-name="P23"/></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If you do so, you have to set the length in your JavaScript code too for some requests: for the ReadRequest (readReq) and the WriteRequest (writeReq) as well as for requests using structures. For all others the length can be detected automatically. Just add the number to the type separated by a point:</text:p>
      <text:p text:style-name="Text_20_body"><draw:frame draw:style-name="fr2" draw:name="Rahmen39" text:anchor-type="paragraph" svg:x="0.023cm" svg:y="0.069cm" svg:width="16.956cm" draw:z-index="33"><draw:text-box fo:min-height="8.04cm"><text:p text:style-name="P23"/><text:p text:style-name="P23"><text:tab/>PLC.readReq({</text:p><text:p text:style-name="P23"><text:s text:c="12"/><text:tab/>addr: "%MB16",</text:p><text:p text:style-name="P23"><text:tab/><text:tab/>seq: true,</text:p><text:p text:style-name="P23"><text:s text:c="12"/><text:tab/><text:tab/>items: [{</text:p><text:p text:style-name="P23"><text:s text:c="20"/><text:tab/><text:tab/><text:tab/>type: "STRING.10",</text:p><text:p text:style-name="P23"><text:tab/><text:tab/><text:tab/><text:tab/>jvar: "myVar"</text:p><text:p text:style-name="P23"><text:s text:c="16"/><text:tab/><text:tab/>}]</text:p><text:p text:style-name="P23"><text:tab/><text:tab/>}</text:p><text:p text:style-name="P23"><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3"/><text:p text:style-name="P28"><text:tab/>var structdef = {<text:line-break/> <text:tab/><text:tab/>mystring: "STRING.10"<text:line-break/> <text:s text:c="3"/><text:tab/>};</text:p><text:p text:style-name="P23"/></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h text:style-name="Heading_20_2" text:outline-level="2"><text:soft-page-break/>9.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3"/><text:p text:style-name="P23"><text:tab/>PLC.readReq({</text:p><text:p text:style-name="P23"><text:s text:c="12"/><text:tab/>addr: "%MB50",</text:p><text:p text:style-name="P23"><text:tab/><text:tab/>seq: true,</text:p><text:p text:style-name="P23"><text:s text:c="12"/><text:tab/><text:tab/>items: [{</text:p><text:p text:style-name="P23"><text:s text:c="20"/><text:tab/><text:tab/><text:tab/>type: "TIME.#h",</text:p><text:p text:style-name="P23"><text:tab/><text:tab/><text:tab/><text:tab/>jvar: "myVar"</text:p><text:p text:style-name="P23"><text:s text:c="16"/><text:tab/><text:tab/>}]</text:p><text:p text:style-name="P23"><text:tab/><text:tab/>}</text:p><text:p text:style-name="P23"><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3"/><text:p text:style-name="P28"><text:tab/>var structdef = {<text:line-break/> <text:tab/><text:tab/>mytime: "TIME.#hh# - #mm# - #ss"<text:line-break/> <text:s text:c="3"/><text:tab/>};</text:p><text:p text:style-name="P23"/></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23"/><text:p text:style-name="P28"><text:tab/>var structdef = {<text:line-break/> <text:tab/><text:tab/>mytime: "TIME.#Actual time: #hh# hours, #mm# minutes and #ss# seconds."<text:line-break/> <text:s text:c="3"/><text:tab/>};</text:p><text:p text:style-name="P23"/></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3"/><text:p text:style-name="P23"><text:tab/>PLC.writeTime({</text:p><text:p text:style-name="P23"><text:s text:c="4"/><text:tab/><text:tab/>name: ".TimeVar",</text:p><text:p text:style-name="P23"><text:tab/><text:tab/>val: 1200</text:p><text:p text:style-name="P23"><text:s text:c="12"/>});</text:p><text:p text:style-name="P23"/></draw:text-box></draw:frame></text:p>
      <text:p text:style-name="Text_20_body">Writing a value of 4 minutes:</text:p>
      <text:p text:style-name="Text_20_body"><draw:frame draw:style-name="fr3" draw:name="Rahmen42" text:anchor-type="paragraph" svg:width="16.956cm" draw:z-index="36"><draw:text-box fo:min-height="4.367cm"><text:p text:style-name="P23"/><text:p text:style-name="P23"><text:tab/>PLC.writeTime({</text:p><text:p text:style-name="P23"><text:s text:c="4"/><text:tab/><text:tab/>name: ".TimeVar",</text:p><text:p text:style-name="P23"><text:tab/><text:tab/>format: #m,</text:p><text:p text:style-name="P23"><text:tab/><text:tab/>val: 4</text:p><text:p text:style-name="P23"><text:s text:c="12"/>});</text:p><text:p text:style-name="P23"/></draw:text-box></draw:frame></text:p>
      <text:p text:style-name="Text_20_body"/>
      <text:p text:style-name="Text_20_body"/>
      <text:p text:style-name="Text_20_body"/>
      <text:p text:style-name="Text_20_body"/>
      <text:p text:style-name="Text_20_body"/>
      <text:h text:style-name="P62"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4">Instruction</text:p>
          </table:table-cell>
          <table:table-cell table:style-name="Tabelle22.B1" office:value-type="string">
            <text:p text:style-name="P24">Return Value</text:p>
          </table:table-cell>
        </table:table-row>
        <table:table-row>
          <table:table-cell table:style-name="Tabelle22.A2" office:value-type="string">
            <text:p text:style-name="P26">none</text:p>
          </table:table-cell>
          <table:table-cell table:style-name="Tabelle22.B2" office:value-type="string">
            <text:p text:style-name="P26">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soft-page-break/>9.4 TOD, DT and DATE</text:h>
      <text:p text:style-name="P17">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7"><draw:frame draw:style-name="fr2" draw:name="Rahmen47" text:anchor-type="paragraph" svg:x="0.023cm" svg:y="0.289cm" svg:width="16.956cm" draw:z-index="40"><draw:text-box fo:min-height="8.04cm"><text:p text:style-name="P23"/><text:p text:style-name="P23"><text:tab/>PLC.readReq({</text:p><text:p text:style-name="P23"><text:s text:c="12"/><text:tab/>addr: "%MB250",</text:p><text:p text:style-name="P23"><text:tab/><text:tab/>seq: true,</text:p><text:p text:style-name="P23"><text:s text:c="12"/><text:tab/><text:tab/>items: [{</text:p><text:p text:style-name="P23"><text:s text:c="20"/><text:tab/><text:tab/><text:tab/>type: "TOD.#hh#:#mm",</text:p><text:p text:style-name="P23"><text:tab/><text:tab/><text:tab/><text:tab/>jvar: "myVar"</text:p><text:p text:style-name="P23"><text:s text:c="16"/><text:tab/><text:tab/>}]</text:p><text:p text:style-name="P23"><text:tab/><text:tab/>}</text:p><text:p text:style-name="P23"><text:tab/>);</text:p></draw:text-box></draw:frame></text:p>
      <text:p text:style-name="P17">A read request with 2 variables:</text:p>
      <text:p text:style-name="P17"><draw:frame draw:style-name="fr2" draw:name="Rahmen48" text:anchor-type="paragraph" svg:x="0.023cm" svg:y="0.235cm" svg:width="16.956cm" draw:z-index="41"><draw:text-box fo:min-height="10.037cm"><text:p text:style-name="P23"/><text:p text:style-name="P23"><text:tab/>PLC.readReq({</text:p><text:p text:style-name="P23"><text:s text:c="12"/><text:tab/>addr: "%MB260",</text:p><text:p text:style-name="P23"><text:tab/><text:tab/>seq: true,</text:p><text:p text:style-name="P23"><text:s text:c="12"/><text:tab/><text:tab/>items: [{</text:p><text:p text:style-name="P23"><text:s text:c="20"/><text:tab/><text:tab/><text:tab/>type: "DT.#WEEKDAY#, #hh#:#mm",</text:p><text:p text:style-name="P23"><text:tab/><text:tab/><text:tab/><text:tab/>jvar: "myVar"</text:p><text:p text:style-name="P23"><text:s text:c="16"/><text:tab/><text:tab/>},{</text:p><text:p text:style-name="P23"><text:s text:c="20"/><text:tab/><text:tab/><text:tab/>type: "DATE.#DD#. #MONTH# #YYYY",</text:p><text:p text:style-name="P23"><text:tab/><text:tab/><text:tab/><text:tab/>jvar: "myVar2"</text:p><text:p text:style-name="P23"><text:s text:c="16"/><text:tab/><text:tab/>}]</text:p><text:p text:style-name="P23"><text:tab/><text:tab/>}</text:p><text:p text:style-name="P23"><text:tab/>);</text:p></draw:text-box></draw:frame></text:p>
      <text:p text:style-name="P17"><text:soft-page-break/>An example of reading an array of DT values:</text:p>
      <text:p text:style-name="P17"><draw:frame draw:style-name="fr2" draw:name="Rahmen49" text:anchor-type="paragraph" svg:x="0.023cm" svg:y="0.115cm" svg:width="16.956cm" draw:z-index="42"><draw:text-box fo:min-height="4.367cm"><text:p text:style-name="P23"/><text:p text:style-name="P23"><text:tab/>PLC.readArrayOfDt({</text:p><text:p text:style-name="P23"><text:s text:c="4"/><text:tab/><text:tab/>name: ".DateArray",</text:p><text:p text:style-name="P23"><text:tab/><text:tab/>format: ''#DD#.#MM#.#YY#, #hh#:#mm",</text:p><text:p text:style-name="P23"><text:tab/><text:tab/>jvar: ''myArray''</text:p><text:p text:style-name="P23"><text:s text:c="12"/>});</text:p><text:p text:style-name="P23"/></draw:text-box></draw:frame></text:p>
      <text:p text:style-name="P17">The write requests for these types require a date object as input value. Formatting parameters are not supported.</text:p>
      <text:p text:style-name="P17"><draw:frame draw:style-name="fr2" draw:name="Rahmen50" text:anchor-type="paragraph" svg:x="0.023cm" svg:y="0.104cm" svg:width="16.956cm" draw:z-index="43"><draw:text-box fo:min-height="4.367cm"><text:p text:style-name="P23"/><text:p text:style-name="P23"><text:tab/>var myVar = new Date("January 3, 2012 18:54:00");</text:p><text:p text:style-name="P23"><text:s/></text:p><text:p text:style-name="P23"><text:tab/>PLC.writeDt({</text:p><text:p text:style-name="P23"><text:s text:c="4"/><text:tab/><text:tab/>name: ".DateVar",</text:p><text:p text:style-name="P23"><text:tab/><text:tab/>val: myVar</text:p><text:p text:style-name="P23"><text:s text:c="12"/>});</text:p><text:p text:style-name="P23"/></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2"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4">Instruction</text:p>
          </table:table-cell>
          <table:table-cell table:style-name="Tabelle23.B1" office:value-type="string">
            <text:p text:style-name="P24">Return Value</text:p>
          </table:table-cell>
        </table:table-row>
        <table:table-row>
          <table:table-cell table:style-name="Tabelle23.A2" office:value-type="string">
            <text:p text:style-name="P26">none</text:p>
          </table:table-cell>
          <table:table-cell table:style-name="Tabelle23.B2" office:value-type="string">
            <text:p text:style-name="P26">JavaScript date object</text:p>
          </table:table-cell>
        </table:table-row>
        <table:table-row>
          <table:table-cell table:style-name="Tabelle23.A2" office:value-type="string">
            <text:p text:style-name="P26">YYYY</text:p>
          </table:table-cell>
          <table:table-cell table:style-name="Tabelle23.B2" office:value-type="string">
            <text:p text:style-name="P26">full year</text:p>
          </table:table-cell>
        </table:table-row>
        <table:table-row>
          <table:table-cell table:style-name="Tabelle23.A2" office:value-type="string">
            <text:p text:style-name="P26">YY</text:p>
          </table:table-cell>
          <table:table-cell table:style-name="Tabelle23.B2" office:value-type="string">
            <text:p text:style-name="P26">year</text:p>
          </table:table-cell>
        </table:table-row>
        <table:table-row>
          <table:table-cell table:style-name="Tabelle23.A2" office:value-type="string">
            <text:p text:style-name="P26">MONTH</text:p>
          </table:table-cell>
          <table:table-cell table:style-name="Tabelle23.B2" office:value-type="string">
            <text:p text:style-name="P26">full name of month</text:p>
          </table:table-cell>
        </table:table-row>
        <table:table-row>
          <table:table-cell table:style-name="Tabelle23.A2" office:value-type="string">
            <text:p text:style-name="P26">MON</text:p>
          </table:table-cell>
          <table:table-cell table:style-name="Tabelle23.B2" office:value-type="string">
            <text:p text:style-name="P26">short name of month</text:p>
          </table:table-cell>
        </table:table-row>
        <table:table-row>
          <table:table-cell table:style-name="Tabelle23.A2" office:value-type="string">
            <text:p text:style-name="P26">MM</text:p>
          </table:table-cell>
          <table:table-cell table:style-name="Tabelle23.B2" office:value-type="string">
            <text:p text:style-name="P26">month 01-12, 2 digits</text:p>
          </table:table-cell>
        </table:table-row>
        <table:table-row>
          <table:table-cell table:style-name="Tabelle23.A2" office:value-type="string">
            <text:p text:style-name="P26">M</text:p>
          </table:table-cell>
          <table:table-cell table:style-name="Tabelle23.B2" office:value-type="string">
            <text:p text:style-name="P26">month 1-12, 1or 2 digits</text:p>
          </table:table-cell>
        </table:table-row>
        <table:table-row>
          <table:table-cell table:style-name="Tabelle23.A2" office:value-type="string">
            <text:p text:style-name="P26">WEEKDAY</text:p>
          </table:table-cell>
          <table:table-cell table:style-name="Tabelle23.B2" office:value-type="string">
            <text:p text:style-name="P26">weekday, full name</text:p>
          </table:table-cell>
        </table:table-row>
        <table:table-row>
          <table:table-cell table:style-name="Tabelle23.A2" office:value-type="string">
            <text:p text:style-name="P26">WKD</text:p>
          </table:table-cell>
          <table:table-cell table:style-name="Tabelle23.B2" office:value-type="string">
            <text:p text:style-name="P26">weekday, short name</text:p>
          </table:table-cell>
        </table:table-row>
        <table:table-row>
          <table:table-cell table:style-name="Tabelle23.A2" office:value-type="string">
            <text:p text:style-name="P26">WD</text:p>
          </table:table-cell>
          <table:table-cell table:style-name="Tabelle23.B2" office:value-type="string">
            <text:p text:style-name="P26">weekday 0-6</text:p>
          </table:table-cell>
        </table:table-row>
        <table:table-row>
          <table:table-cell table:style-name="Tabelle23.A2" office:value-type="string">
            <text:p text:style-name="P26">DD</text:p>
          </table:table-cell>
          <table:table-cell table:style-name="Tabelle23.B2" office:value-type="string">
            <text:p text:style-name="P26">day of month 01-31, 2 digits</text:p>
          </table:table-cell>
        </table:table-row>
        <table:table-row>
          <table:table-cell table:style-name="Tabelle23.A2" office:value-type="string">
            <text:p text:style-name="P26">D</text:p>
          </table:table-cell>
          <table:table-cell table:style-name="Tabelle23.B2" office:value-type="string">
            <text:p text:style-name="P26">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42194835" text:style-name="L1">
        <text:list-item>
          <text:p text:style-name="P52">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52">You can also use the „debug“ parameter that every request supports. If you execute a request with this option set to „true“ all internal used information (descriptor, <text:s/>ADS parameter) for this request will be written to the console.</text:p>
        </text:list-item>
        <text:list-item>
          <text:p text:style-name="P52">During the development of a project you should use the TAME version with comments, not the minified one as error messages can be crippled. </text:p>
        </text:list-item>
        <text:list-item>
          <text:p text:style-name="P52">Don't forget that JavaScript is case sensitive.</text:p>
        </text:list-item>
        <text:list-item>
          <text:p text:style-name="P52">If you change the PLC program while having your visualisation running you must reload the browser window cause the address information of the symbols in the PLC may have chang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1"><text:soft-page-break/>Tips &amp; Tricks</text:h>
      <text:p text:style-name="Text_20_body"/>
      <text:list xml:id="list42169764" text:style-name="L2">
        <text:list-item>
          <text:p text:style-name="P53">For a good performance it is important that not too many requests are executed at the same time. I recommend to have only one request for fast cyclic polling (&lt;= 1s). </text:p>
        </text:list-item>
        <text:list-item>
          <text:p text:style-name="P53">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53">If you encounter stuckings with fast cyclic polling on slow connections you can set an ID for the request and look if it gets better.</text:p>
        </text:list-item>
        <text:list-item>
          <text:p text:style-name="P53">Other than x86-based systems (i.e. PC's, CX10xx) ARM-based devices (i.e. CX90xx) use a 4-byte memory alignment. Every variable of 4-byte length has to be set to an address that must be divisible by 4 (compiling the project TwinCAT otherwise generates an error message). </text:p>
          <text:p text:style-name="P53">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53">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53">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54">So instead of using a fixed domain:</text:p>
          <text:p text:style-name="P56"><text:s text:c="4"/>„serviceUrl: 'http://192.168.1.2/TcAdsWebService/TcAdsWebService.dll',“,</text:p>
          <text:p text:style-name="P56">better use „window.location“:</text:p>
        </text:list-item>
      </text:list>
      <text:p text:style-name="P20"><text:s text:c="9"/>„serviceUrl: window.location.protocol + "//" + window.location.hostname + <text:tab/>'/TcAdsWebService/TcAdsWebService.dll',“,</text:p>
      <text:p text:style-name="P20"><text:s text:c="5"/>or, if you use only Webkit based browsers:</text:p>
      <text:p text:style-name="P20"><text:s text:c="9"/>„serviceUrl: window.location.origin + '/TcAdsWebService/TcAdsWebService.dll',“.</text:p>
      <text:p text:style-name="P20"/>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text:chapter><text:tab/><text:chapter text:display="name" text:outline-level="1">Introduction</text:chapter></text:p>
      </style:header>
      <style:footer>
        <text:p text:style-name="MP1"><text:page-number text:select-page="current">1</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2-07-07T00:26:09.34</dc:date>
    <meta:editing-duration>P4DT21H34M45S</meta:editing-duration>
    <meta:editing-cycles>217</meta:editing-cycles>
    <meta:generator>LibreOffice/3.5$Windows_x86 LibreOffice_project/235ab8a-3802056-4a8fed3-2d66ea8-e241b80</meta:generator>
    <meta:document-statistic meta:table-count="30" meta:image-count="0" meta:object-count="0" meta:page-count="59" meta:paragraph-count="1003" meta:word-count="9685" meta:character-count="60449" meta:non-whitespace-character-count="49916"/>
  </office:meta>
</office:document-meta>
</file>